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edHatText" svg:font-family="RedHatText, Overpass, Overpass,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s" fo:country="VE" fo:font-weight="bold" officeooo:rsid="001b9fd1" officeooo:paragraph-rsid="001b9fd1" style:font-weight-asian="bold" style:font-weight-complex="bold"/>
    </style:style>
    <style:style style:name="P2" style:family="paragraph" style:parent-style-name="Standard">
      <style:text-properties fo:language="es" fo:country="VE" fo:font-weight="bold" officeooo:rsid="0026b667" officeooo:paragraph-rsid="0026b667" style:font-weight-asian="bold" style:font-weight-complex="bold"/>
    </style:style>
    <style:style style:name="P3" style:family="paragraph" style:parent-style-name="Standard">
      <style:text-properties fo:language="es" fo:country="VE" fo:font-weight="normal" officeooo:rsid="001d34c4" officeooo:paragraph-rsid="001d34c4" style:font-weight-asian="normal" style:font-weight-complex="normal"/>
    </style:style>
    <style:style style:name="P4" style:family="paragraph" style:parent-style-name="Standard">
      <style:text-properties fo:language="es" fo:country="VE" fo:font-weight="normal" officeooo:rsid="001e5fc0" officeooo:paragraph-rsid="001e5fc0" style:font-weight-asian="normal" style:font-weight-complex="normal"/>
    </style:style>
    <style:style style:name="P5" style:family="paragraph" style:parent-style-name="Standard">
      <style:text-properties fo:language="es" fo:country="VE" fo:font-weight="normal" officeooo:rsid="001f4b45" officeooo:paragraph-rsid="001f4b45" style:font-weight-asian="normal" style:font-weight-complex="normal"/>
    </style:style>
    <style:style style:name="P6" style:family="paragraph" style:parent-style-name="Standard">
      <style:text-properties fo:language="es" fo:country="VE" fo:font-weight="normal" officeooo:rsid="0026b667" officeooo:paragraph-rsid="0026b667" style:font-weight-asian="normal" style:font-weight-complex="normal"/>
    </style:style>
    <style:style style:name="P7" style:family="paragraph" style:parent-style-name="Standard">
      <style:text-properties fo:language="es" fo:country="VE" fo:font-weight="normal" officeooo:rsid="00349a6c" officeooo:paragraph-rsid="00349a6c" style:font-weight-asian="normal" style:font-weight-complex="normal"/>
    </style:style>
    <style:style style:name="P8" style:family="paragraph" style:parent-style-name="Standard">
      <style:text-properties fo:language="es" fo:country="VE" fo:font-style="normal" fo:font-weight="normal" officeooo:rsid="002aca92" officeooo:paragraph-rsid="0029f092" style:font-style-asian="normal" style:font-weight-asian="normal" style:font-style-complex="normal" style:font-weight-complex="normal"/>
    </style:style>
    <style:style style:name="P9" style:family="paragraph" style:parent-style-name="Standard">
      <style:text-properties fo:language="es" fo:country="VE" fo:font-style="normal" fo:font-weight="normal" officeooo:rsid="002aca92" officeooo:paragraph-rsid="002aca92" style:font-style-asian="normal" style:font-weight-asian="normal" style:font-style-complex="normal" style:font-weight-complex="normal"/>
    </style:style>
    <style:style style:name="P10" style:family="paragraph" style:parent-style-name="Standard">
      <style:text-properties fo:language="es" fo:country="VE" fo:font-style="normal" fo:font-weight="normal" officeooo:rsid="002b098e" officeooo:paragraph-rsid="002b098e" style:font-style-asian="normal" style:font-weight-asian="normal" style:font-style-complex="normal" style:font-weight-complex="normal"/>
    </style:style>
    <style:style style:name="P11" style:family="paragraph" style:parent-style-name="Standard">
      <style:text-properties fo:language="es" fo:country="VE" fo:font-style="normal" fo:font-weight="normal" officeooo:rsid="002c8570" officeooo:paragraph-rsid="002b098e" style:font-style-asian="normal" style:font-weight-asian="normal" style:font-style-complex="normal" style:font-weight-complex="normal"/>
    </style:style>
    <style:style style:name="P12" style:family="paragraph" style:parent-style-name="Standard">
      <style:text-properties fo:language="es" fo:country="VE" fo:font-style="normal" fo:font-weight="normal" officeooo:rsid="002c8570" officeooo:paragraph-rsid="002e6f5f" style:font-style-asian="normal" style:font-weight-asian="normal" style:font-style-complex="normal" style:font-weight-complex="normal"/>
    </style:style>
    <style:style style:name="P13" style:family="paragraph" style:parent-style-name="Standard">
      <style:text-properties fo:language="es" fo:country="VE" fo:font-style="normal" fo:font-weight="normal" officeooo:rsid="002e6f5f" officeooo:paragraph-rsid="002e6f5f" style:font-style-asian="normal" style:font-weight-asian="normal" style:font-style-complex="normal" style:font-weight-complex="normal"/>
    </style:style>
    <style:style style:name="P14" style:family="paragraph" style:parent-style-name="Standard">
      <style:text-properties fo:language="es" fo:country="VE" fo:font-style="normal" fo:font-weight="normal" officeooo:rsid="00306d9a" officeooo:paragraph-rsid="002e6f5f" style:font-style-asian="normal" style:font-weight-asian="normal" style:font-style-complex="normal" style:font-weight-complex="normal"/>
    </style:style>
    <style:style style:name="P15" style:family="paragraph" style:parent-style-name="Standard">
      <style:text-properties fo:language="es" fo:country="VE" fo:font-style="normal" fo:font-weight="normal" officeooo:rsid="00306d9a" officeooo:paragraph-rsid="00306d9a" style:font-style-asian="normal" style:font-weight-asian="normal" style:font-style-complex="normal" style:font-weight-complex="normal"/>
    </style:style>
    <style:style style:name="P16" style:family="paragraph" style:parent-style-name="Standard">
      <style:text-properties fo:language="es" fo:country="VE" fo:font-style="normal" fo:font-weight="normal" officeooo:rsid="00337f64" officeooo:paragraph-rsid="00337f64" style:font-style-asian="normal" style:font-weight-asian="normal" style:font-style-complex="normal" style:font-weight-complex="normal"/>
    </style:style>
    <style:style style:name="P17" style:family="paragraph" style:parent-style-name="Standard">
      <style:text-properties fo:language="es" fo:country="VE" fo:font-style="normal" fo:font-weight="normal" officeooo:rsid="00349a6c" officeooo:paragraph-rsid="00349a6c" style:font-style-asian="normal" style:font-weight-asian="normal" style:font-style-complex="normal" style:font-weight-complex="normal"/>
    </style:style>
    <style:style style:name="P18" style:family="paragraph" style:parent-style-name="Standard">
      <style:text-properties fo:language="es" fo:country="VE" fo:font-style="normal" fo:font-weight="normal" officeooo:rsid="00349a6c" officeooo:paragraph-rsid="00379bed" style:font-style-asian="normal" style:font-weight-asian="normal" style:font-style-complex="normal" style:font-weight-complex="normal"/>
    </style:style>
    <style:style style:name="P19" style:family="paragraph" style:parent-style-name="Standard">
      <style:text-properties fo:language="es" fo:country="VE" fo:font-style="normal" fo:font-weight="normal" officeooo:rsid="00349a6c" officeooo:paragraph-rsid="003d6c2a" style:font-style-asian="normal" style:font-weight-asian="normal" style:font-style-complex="normal" style:font-weight-complex="normal"/>
    </style:style>
    <style:style style:name="P20" style:family="paragraph" style:parent-style-name="Standard">
      <style:text-properties fo:language="es" fo:country="VE" fo:font-style="normal" fo:font-weight="normal" officeooo:rsid="0036320a" officeooo:paragraph-rsid="0036320a" style:font-style-asian="normal" style:font-weight-asian="normal" style:font-style-complex="normal" style:font-weight-complex="normal"/>
    </style:style>
    <style:style style:name="P21" style:family="paragraph" style:parent-style-name="Standard">
      <style:text-properties fo:language="es" fo:country="VE" fo:font-style="normal" fo:font-weight="normal" officeooo:rsid="00379bed" officeooo:paragraph-rsid="00379bed" style:font-style-asian="normal" style:font-weight-asian="normal" style:font-style-complex="normal" style:font-weight-complex="normal"/>
    </style:style>
    <style:style style:name="P22" style:family="paragraph" style:parent-style-name="Standard">
      <style:text-properties fo:language="es" fo:country="VE" fo:font-style="normal" fo:font-weight="normal" officeooo:rsid="003835d6" officeooo:paragraph-rsid="003835d6" style:font-style-asian="normal" style:font-weight-asian="normal" style:font-style-complex="normal" style:font-weight-complex="normal"/>
    </style:style>
    <style:style style:name="P23" style:family="paragraph" style:parent-style-name="Standard">
      <style:text-properties fo:language="es" fo:country="VE" fo:font-style="normal" fo:font-weight="normal" officeooo:rsid="003aa655" officeooo:paragraph-rsid="003aa655" style:font-style-asian="normal" style:font-weight-asian="normal" style:font-style-complex="normal" style:font-weight-complex="normal"/>
    </style:style>
    <style:style style:name="P24" style:family="paragraph" style:parent-style-name="Standard">
      <style:text-properties fo:language="es" fo:country="VE" fo:font-style="normal" fo:font-weight="normal" officeooo:rsid="003b983b" officeooo:paragraph-rsid="003b983b" style:font-style-asian="normal" style:font-weight-asian="normal" style:font-style-complex="normal" style:font-weight-complex="normal"/>
    </style:style>
    <style:style style:name="P25" style:family="paragraph" style:parent-style-name="Standard">
      <style:text-properties fo:language="es" fo:country="VE" fo:font-style="normal" fo:font-weight="normal" officeooo:rsid="003ba982" officeooo:paragraph-rsid="003ba982" style:font-style-asian="normal" style:font-weight-asian="normal" style:font-style-complex="normal" style:font-weight-complex="normal"/>
    </style:style>
    <style:style style:name="P26" style:family="paragraph" style:parent-style-name="Standard">
      <style:text-properties fo:language="es" fo:country="VE" fo:font-style="normal" fo:font-weight="normal" officeooo:rsid="003ba982" officeooo:paragraph-rsid="003d6c2a" style:font-style-asian="normal" style:font-weight-asian="normal" style:font-style-complex="normal" style:font-weight-complex="normal"/>
    </style:style>
    <style:style style:name="P27" style:family="paragraph" style:parent-style-name="Standard">
      <style:text-properties fo:language="es" fo:country="VE" fo:font-style="normal" fo:font-weight="normal" officeooo:rsid="003d6c2a" officeooo:paragraph-rsid="003d6c2a" style:font-style-asian="normal" style:font-weight-asian="normal" style:font-style-complex="normal" style:font-weight-complex="normal"/>
    </style:style>
    <style:style style:name="P28" style:family="paragraph" style:parent-style-name="Standard">
      <style:text-properties fo:language="es" fo:country="VE" fo:font-style="normal" fo:font-weight="normal" officeooo:rsid="003fce38" officeooo:paragraph-rsid="003fce38" style:font-style-asian="normal" style:font-weight-asian="normal" style:font-style-complex="normal" style:font-weight-complex="normal"/>
    </style:style>
    <style:style style:name="P29" style:family="paragraph" style:parent-style-name="Standard">
      <style:text-properties fo:language="es" fo:country="VE" fo:font-style="normal" fo:font-weight="normal" officeooo:rsid="0040c2f0" officeooo:paragraph-rsid="0040c2f0" style:font-style-asian="normal" style:font-weight-asian="normal" style:font-style-complex="normal" style:font-weight-complex="normal"/>
    </style:style>
    <style:style style:name="P30" style:family="paragraph" style:parent-style-name="Standard">
      <style:text-properties fo:language="es" fo:country="VE" fo:font-style="normal" fo:font-weight="normal" officeooo:rsid="0041ba84" officeooo:paragraph-rsid="0041ba84" style:font-style-asian="normal" style:font-weight-asian="normal" style:font-style-complex="normal" style:font-weight-complex="normal"/>
    </style:style>
    <style:style style:name="P31" style:family="paragraph" style:parent-style-name="Standard">
      <style:text-properties fo:language="es" fo:country="VE" fo:font-style="normal" fo:font-weight="normal" officeooo:rsid="00429c0a" officeooo:paragraph-rsid="00429c0a" style:font-style-asian="normal" style:font-weight-asian="normal" style:font-style-complex="normal" style:font-weight-complex="normal"/>
    </style:style>
    <style:style style:name="P32" style:family="paragraph" style:parent-style-name="Standard">
      <style:text-properties fo:language="es" fo:country="VE" fo:font-style="normal" fo:font-weight="normal" officeooo:rsid="00438c59" officeooo:paragraph-rsid="00438c59" style:font-style-asian="normal" style:font-weight-asian="normal" style:font-style-complex="normal" style:font-weight-complex="normal"/>
    </style:style>
    <style:style style:name="P33" style:family="paragraph" style:parent-style-name="Standard">
      <style:text-properties fo:language="es" fo:country="VE" fo:font-style="normal" fo:font-weight="normal" officeooo:rsid="0043e695" officeooo:paragraph-rsid="0043e695" style:font-style-asian="normal" style:font-weight-asian="normal" style:font-style-complex="normal" style:font-weight-complex="normal"/>
    </style:style>
    <style:style style:name="P34" style:family="paragraph" style:parent-style-name="Standard">
      <style:text-properties fo:language="es" fo:country="VE" fo:font-style="normal" fo:font-weight="normal" officeooo:rsid="0043ec7e" officeooo:paragraph-rsid="0043ec7e" style:font-style-asian="normal" style:font-weight-asian="normal" style:font-style-complex="normal" style:font-weight-complex="normal"/>
    </style:style>
    <style:style style:name="P35" style:family="paragraph" style:parent-style-name="Standard">
      <style:text-properties fo:language="es" fo:country="VE" fo:font-style="normal" fo:font-weight="normal" officeooo:rsid="0043ec7e" officeooo:paragraph-rsid="0045c5be" style:font-style-asian="normal" style:font-weight-asian="normal" style:font-style-complex="normal" style:font-weight-complex="normal"/>
    </style:style>
    <style:style style:name="P36" style:family="paragraph" style:parent-style-name="Standard">
      <style:text-properties fo:language="es" fo:country="VE" fo:font-style="normal" fo:font-weight="normal" officeooo:rsid="0043ec7e" officeooo:paragraph-rsid="004771bb" style:font-style-asian="normal" style:font-weight-asian="normal" style:font-style-complex="normal" style:font-weight-complex="normal"/>
    </style:style>
    <style:style style:name="P37" style:family="paragraph" style:parent-style-name="Standard">
      <style:text-properties fo:language="es" fo:country="VE" fo:font-style="normal" fo:font-weight="normal" officeooo:rsid="00410987" officeooo:paragraph-rsid="0040c2f0" style:font-style-asian="normal" style:font-weight-asian="normal" style:font-style-complex="normal" style:font-weight-complex="normal"/>
    </style:style>
    <style:style style:name="P38" style:family="paragraph" style:parent-style-name="Standard">
      <style:text-properties fo:language="es" fo:country="VE" fo:font-style="normal" fo:font-weight="normal" officeooo:rsid="00410987" officeooo:paragraph-rsid="00410987" style:font-style-asian="normal" style:font-weight-asian="normal" style:font-style-complex="normal" style:font-weight-complex="normal"/>
    </style:style>
    <style:style style:name="P39" style:family="paragraph" style:parent-style-name="Standard">
      <style:text-properties fo:language="es" fo:country="VE" fo:font-style="normal" fo:font-weight="normal" officeooo:rsid="0045c5be" officeooo:paragraph-rsid="0045c5be" style:font-style-asian="normal" style:font-weight-asian="normal" style:font-style-complex="normal" style:font-weight-complex="normal"/>
    </style:style>
    <style:style style:name="P40" style:family="paragraph" style:parent-style-name="Standard">
      <style:text-properties fo:language="es" fo:country="VE" fo:font-style="normal" fo:font-weight="normal" officeooo:rsid="0045c5be" officeooo:paragraph-rsid="004771bb" style:font-style-asian="normal" style:font-weight-asian="normal" style:font-style-complex="normal" style:font-weight-complex="normal"/>
    </style:style>
    <style:style style:name="P41" style:family="paragraph" style:parent-style-name="Standard">
      <style:text-properties fo:language="es" fo:country="VE" fo:font-style="normal" fo:font-weight="bold" officeooo:rsid="002aca92" officeooo:paragraph-rsid="002aca92" style:font-style-asian="normal" style:font-weight-asian="bold" style:font-style-complex="normal" style:font-weight-complex="bold"/>
    </style:style>
    <style:style style:name="P42" style:family="paragraph" style:parent-style-name="Standard">
      <style:text-properties fo:language="es" fo:country="VE" fo:font-style="normal" fo:font-weight="bold" officeooo:rsid="002b098e" officeooo:paragraph-rsid="002b098e" style:font-style-asian="normal" style:font-weight-asian="bold" style:font-style-complex="normal" style:font-weight-complex="bold"/>
    </style:style>
    <style:style style:name="P43" style:family="paragraph" style:parent-style-name="Standard">
      <style:text-properties fo:language="es" fo:country="VE" fo:font-style="normal" fo:font-weight="bold" officeooo:rsid="002e6f5f" officeooo:paragraph-rsid="002e6f5f" style:font-style-asian="normal" style:font-weight-asian="bold" style:font-style-complex="normal" style:font-weight-complex="bold"/>
    </style:style>
    <style:style style:name="P44" style:family="paragraph" style:parent-style-name="Standard">
      <style:text-properties fo:language="es" fo:country="VE" fo:font-style="normal" fo:font-weight="bold" officeooo:rsid="00306d9a" officeooo:paragraph-rsid="00306d9a" style:font-style-asian="normal" style:font-weight-asian="bold" style:font-style-complex="normal" style:font-weight-complex="bold"/>
    </style:style>
    <style:style style:name="P45" style:family="paragraph" style:parent-style-name="Standard">
      <style:text-properties fo:language="es" fo:country="VE" fo:font-style="normal" fo:font-weight="bold" officeooo:rsid="00337f64" officeooo:paragraph-rsid="00337f64" style:font-style-asian="normal" style:font-weight-asian="bold" style:font-style-complex="normal" style:font-weight-complex="bold"/>
    </style:style>
    <style:style style:name="P46" style:family="paragraph" style:parent-style-name="Standard">
      <style:text-properties fo:language="es" fo:country="VE" fo:font-style="normal" fo:font-weight="bold" officeooo:rsid="003835d6" officeooo:paragraph-rsid="003835d6" style:font-style-asian="normal" style:font-weight-asian="bold" style:font-style-complex="normal" style:font-weight-complex="bold"/>
    </style:style>
    <style:style style:name="P47" style:family="paragraph" style:parent-style-name="Standard">
      <style:text-properties fo:language="es" fo:country="VE" fo:font-style="normal" fo:font-weight="bold" officeooo:rsid="00349a6c" officeooo:paragraph-rsid="00349a6c" style:font-style-asian="normal" style:font-weight-asian="bold" style:font-style-complex="normal" style:font-weight-complex="bold"/>
    </style:style>
    <style:style style:name="P48" style:family="paragraph" style:parent-style-name="Standard">
      <style:text-properties fo:language="es" fo:country="VE" fo:font-style="normal" fo:font-weight="bold" officeooo:rsid="0036320a" officeooo:paragraph-rsid="0036320a" style:font-style-asian="normal" style:font-weight-asian="bold" style:font-style-complex="normal" style:font-weight-complex="bold"/>
    </style:style>
    <style:style style:name="P49" style:family="paragraph" style:parent-style-name="Standard">
      <style:text-properties fo:language="es" fo:country="VE" fo:font-style="normal" fo:font-weight="bold" officeooo:rsid="0038eef3" officeooo:paragraph-rsid="0038eef3" style:font-style-asian="normal" style:font-weight-asian="bold" style:font-style-complex="normal" style:font-weight-complex="bold"/>
    </style:style>
    <style:style style:name="P50" style:family="paragraph" style:parent-style-name="Standard">
      <style:text-properties fo:language="es" fo:country="VE" fo:font-style="normal" fo:font-weight="bold" officeooo:rsid="003ba982" officeooo:paragraph-rsid="003ba982" style:font-style-asian="normal" style:font-weight-asian="bold" style:font-style-complex="normal" style:font-weight-complex="bold"/>
    </style:style>
    <style:style style:name="P51" style:family="paragraph" style:parent-style-name="Standard">
      <style:text-properties fo:language="es" fo:country="VE" fo:font-style="normal" fo:font-weight="bold" officeooo:rsid="003d6c2a" officeooo:paragraph-rsid="003d6c2a" style:font-style-asian="normal" style:font-weight-asian="bold" style:font-style-complex="normal" style:font-weight-complex="bold"/>
    </style:style>
    <style:style style:name="P52" style:family="paragraph" style:parent-style-name="Standard">
      <style:text-properties fo:language="es" fo:country="VE" fo:font-style="normal" fo:font-weight="bold" officeooo:rsid="0041ba84" officeooo:paragraph-rsid="0041ba84" style:font-style-asian="normal" style:font-weight-asian="bold" style:font-style-complex="normal" style:font-weight-complex="bold"/>
    </style:style>
    <style:style style:name="P53" style:family="paragraph" style:parent-style-name="Standard">
      <style:text-properties fo:language="es" fo:country="VE" fo:font-style="normal" fo:font-weight="bold" officeooo:rsid="00429c0a" officeooo:paragraph-rsid="00429c0a" style:font-style-asian="normal" style:font-weight-asian="bold" style:font-style-complex="normal" style:font-weight-complex="bold"/>
    </style:style>
    <style:style style:name="P54" style:family="paragraph" style:parent-style-name="Standard">
      <style:text-properties fo:language="es" fo:country="VE" fo:font-style="normal" fo:font-weight="bold" officeooo:rsid="00438c59" officeooo:paragraph-rsid="00438c59" style:font-style-asian="normal" style:font-weight-asian="bold" style:font-style-complex="normal" style:font-weight-complex="bold"/>
    </style:style>
    <style:style style:name="P55" style:family="paragraph" style:parent-style-name="Standard">
      <style:text-properties fo:language="es" fo:country="VE" fo:font-style="normal" fo:font-weight="bold" officeooo:rsid="0043e695" officeooo:paragraph-rsid="0043e695" style:font-style-asian="normal" style:font-weight-asian="bold" style:font-style-complex="normal" style:font-weight-complex="bold"/>
    </style:style>
    <style:style style:name="P56" style:family="paragraph" style:parent-style-name="Standard">
      <style:text-properties fo:language="es" fo:country="VE" fo:font-style="normal" fo:font-weight="bold" officeooo:rsid="0043ec7e" officeooo:paragraph-rsid="0043ec7e" style:font-style-asian="normal" style:font-weight-asian="bold" style:font-style-complex="normal" style:font-weight-complex="bold"/>
    </style:style>
    <style:style style:name="P57" style:family="paragraph" style:parent-style-name="Standard">
      <style:text-properties fo:language="es" fo:country="VE" fo:font-style="normal" fo:font-weight="bold" officeooo:rsid="0045c5be" officeooo:paragraph-rsid="0045c5be" style:font-style-asian="normal" style:font-weight-asian="bold" style:font-style-complex="normal" style:font-weight-complex="bold"/>
    </style:style>
    <style:style style:name="P58" style:family="paragraph" style:parent-style-name="Standard">
      <style:text-properties fo:language="es" fo:country="VE" fo:font-style="normal" fo:font-weight="bold" officeooo:rsid="004771bb" officeooo:paragraph-rsid="004771bb" style:font-style-asian="normal" style:font-weight-asian="bold" style:font-style-complex="normal" style:font-weight-complex="bold"/>
    </style:style>
    <style:style style:name="P59" style:family="paragraph" style:parent-style-name="Standard">
      <style:text-properties fo:language="es" fo:country="VE" fo:font-style="normal" fo:font-weight="bold" officeooo:rsid="004922d6" officeooo:paragraph-rsid="004922d6" style:font-style-asian="normal" style:font-weight-asian="bold" style:font-style-complex="normal" style:font-weight-complex="bold"/>
    </style:style>
    <style:style style:name="P60" style:family="paragraph" style:parent-style-name="Standard">
      <style:text-properties fo:language="es" fo:country="VE" fo:font-style="italic" fo:font-weight="normal" officeooo:rsid="003aa655" officeooo:paragraph-rsid="003aa655" style:font-style-asian="italic" style:font-weight-asian="normal" style:font-style-complex="italic" style:font-weight-complex="normal"/>
    </style:style>
    <style:style style:name="P61" style:family="paragraph" style:parent-style-name="Standard">
      <style:text-properties fo:language="es" fo:country="VE" fo:font-style="italic" fo:font-weight="normal" officeooo:rsid="003b983b" officeooo:paragraph-rsid="003b983b" style:font-style-asian="italic" style:font-weight-asian="normal" style:font-style-complex="italic" style:font-weight-complex="normal"/>
    </style:style>
    <style:style style:name="P62" style:family="paragraph" style:parent-style-name="Standard">
      <style:text-properties fo:language="es" fo:country="VE" officeooo:paragraph-rsid="0043ec7e"/>
    </style:style>
    <style:style style:name="P63" style:family="paragraph" style:parent-style-name="Standard">
      <style:text-properties fo:font-weight="bold" officeooo:rsid="002e6f5f" officeooo:paragraph-rsid="002e6f5f" style:font-weight-asian="bold" style:font-weight-complex="bold"/>
    </style:style>
    <style:style style:name="P64" style:family="paragraph" style:parent-style-name="Standard">
      <style:text-properties fo:font-weight="bold" officeooo:paragraph-rsid="002e6f5f" style:font-weight-asian="bold" style:font-weight-complex="bold"/>
    </style:style>
    <style:style style:name="P65" style:family="paragraph" style:parent-style-name="Standard">
      <style:text-properties fo:font-weight="bold" officeooo:rsid="00306d9a" officeooo:paragraph-rsid="00306d9a" style:font-weight-asian="bold" style:font-weight-complex="bold"/>
    </style:style>
    <style:style style:name="P66" style:family="paragraph" style:parent-style-name="Standard">
      <style:text-properties fo:font-weight="bold" officeooo:rsid="0036320a" officeooo:paragraph-rsid="0036320a" style:font-weight-asian="bold" style:font-weight-complex="bold"/>
    </style:style>
    <style:style style:name="P67" style:family="paragraph" style:parent-style-name="Standard">
      <style:text-properties fo:font-weight="bold" officeooo:rsid="00379bed" officeooo:paragraph-rsid="00379bed" style:font-weight-asian="bold" style:font-weight-complex="bold"/>
    </style:style>
    <style:style style:name="P68" style:family="paragraph" style:parent-style-name="Standard">
      <style:text-properties fo:font-weight="bold" officeooo:rsid="0038eef3" officeooo:paragraph-rsid="0038eef3" style:font-weight-asian="bold" style:font-weight-complex="bold"/>
    </style:style>
    <style:style style:name="P69" style:family="paragraph" style:parent-style-name="Standard">
      <style:text-properties fo:font-weight="bold" officeooo:rsid="004771bb" officeooo:paragraph-rsid="004771bb" style:font-weight-asian="bold" style:font-weight-complex="bold"/>
    </style:style>
    <style:style style:name="P70" style:family="paragraph" style:parent-style-name="Standard">
      <style:text-properties fo:font-weight="bold" officeooo:paragraph-rsid="002e6f5f"/>
    </style:style>
    <style:style style:name="P71" style:family="paragraph" style:parent-style-name="Standard">
      <style:text-properties officeooo:paragraph-rsid="002b098e"/>
    </style:style>
    <style:style style:name="P72" style:family="paragraph" style:parent-style-name="Standard">
      <style:text-properties officeooo:paragraph-rsid="0029f092"/>
    </style:style>
    <style:style style:name="P73" style:family="paragraph" style:parent-style-name="Standard">
      <style:text-properties officeooo:paragraph-rsid="00349a6c"/>
    </style:style>
    <style:style style:name="P74" style:family="paragraph" style:parent-style-name="Standard">
      <style:text-properties fo:font-weight="normal" officeooo:rsid="0036320a" officeooo:paragraph-rsid="0036320a" style:font-weight-asian="normal" style:font-weight-complex="normal"/>
    </style:style>
    <style:style style:name="P75" style:family="paragraph" style:parent-style-name="Standard">
      <style:text-properties fo:font-weight="normal" officeooo:rsid="0036320a" officeooo:paragraph-rsid="00379bed" style:font-weight-asian="normal" style:font-weight-complex="normal"/>
    </style:style>
    <style:style style:name="P76" style:family="paragraph" style:parent-style-name="Standard">
      <style:text-properties fo:font-weight="normal" officeooo:rsid="00379bed" officeooo:paragraph-rsid="00379bed" style:font-weight-asian="normal" style:font-weight-complex="normal"/>
    </style:style>
    <style:style style:name="P77" style:family="paragraph" style:parent-style-name="Standard">
      <style:text-properties officeooo:paragraph-rsid="00379bed"/>
    </style:style>
    <style:style style:name="P78" style:family="paragraph" style:parent-style-name="Standard">
      <style:text-properties officeooo:paragraph-rsid="003d6c2a"/>
    </style:style>
    <style:style style:name="P79" style:family="paragraph" style:parent-style-name="Standard">
      <style:text-properties officeooo:rsid="0040c2f0" officeooo:paragraph-rsid="0040c2f0"/>
    </style:style>
    <style:style style:name="P80" style:family="paragraph" style:parent-style-name="Standard">
      <style:text-properties officeooo:rsid="00410987" officeooo:paragraph-rsid="00410987"/>
    </style:style>
    <style:style style:name="P81" style:family="paragraph" style:parent-style-name="Standard">
      <style:text-properties officeooo:paragraph-rsid="0043ec7e"/>
    </style:style>
    <style:style style:name="P82" style:family="paragraph" style:parent-style-name="Standard">
      <style:text-properties officeooo:paragraph-rsid="0045c5be"/>
    </style:style>
    <style:style style:name="P83" style:family="paragraph" style:parent-style-name="Standard">
      <style:text-properties officeooo:paragraph-rsid="004771bb"/>
    </style:style>
    <style:style style:name="P84" style:family="paragraph" style:parent-style-name="Standard">
      <style:text-properties officeooo:paragraph-rsid="0036320a"/>
    </style:style>
    <style:style style:name="P85" style:family="paragraph" style:parent-style-name="Standard">
      <style:text-properties officeooo:paragraph-rsid="004bc239"/>
    </style:style>
    <style:style style:name="P86" style:family="paragraph" style:parent-style-name="Standard" style:list-style-name="L1">
      <style:text-properties fo:language="es" fo:country="VE" fo:font-style="normal" fo:font-weight="normal" officeooo:rsid="002aca92" officeooo:paragraph-rsid="002aca92" style:font-style-asian="normal" style:font-weight-asian="normal" style:font-style-complex="normal" style:font-weight-complex="normal"/>
    </style:style>
    <style:style style:name="P87" style:family="paragraph" style:parent-style-name="Standard" style:list-style-name="L2">
      <style:text-properties fo:language="es" fo:country="VE" fo:font-style="normal" fo:font-weight="normal" officeooo:rsid="0036320a" officeooo:paragraph-rsid="0036320a" style:font-style-asian="normal" style:font-weight-asian="normal" style:font-style-complex="normal" style:font-weight-complex="normal"/>
    </style:style>
    <style:style style:name="P88" style:family="paragraph" style:parent-style-name="Standard" style:list-style-name="L3">
      <style:text-properties fo:language="es" fo:country="VE" fo:font-style="normal" fo:font-weight="normal" officeooo:rsid="003ba982" officeooo:paragraph-rsid="003ba982" style:font-style-asian="normal" style:font-weight-asian="normal" style:font-style-complex="normal" style:font-weight-complex="normal"/>
    </style:style>
    <style:style style:name="P89" style:family="paragraph" style:parent-style-name="Standard" style:list-style-name="L4">
      <style:text-properties fo:language="es" fo:country="VE" fo:font-style="normal" fo:font-weight="normal" officeooo:rsid="0040c2f0" officeooo:paragraph-rsid="0040c2f0" style:font-style-asian="normal" style:font-weight-asian="normal" style:font-style-complex="normal" style:font-weight-complex="normal"/>
    </style:style>
    <style:style style:name="P90" style:family="paragraph" style:parent-style-name="Standard" style:list-style-name="L5">
      <style:text-properties fo:language="es" fo:country="VE" fo:font-style="normal" fo:font-weight="normal" officeooo:rsid="00410987" officeooo:paragraph-rsid="00410987" style:font-style-asian="normal" style:font-weight-asian="normal" style:font-style-complex="normal" style:font-weight-complex="normal"/>
    </style:style>
    <style:style style:name="P91" style:family="paragraph" style:parent-style-name="Standard" style:list-style-name="L6">
      <style:text-properties fo:language="es" fo:country="VE" fo:font-style="normal" fo:font-weight="normal" officeooo:rsid="00410987" officeooo:paragraph-rsid="00410987" style:font-style-asian="normal" style:font-weight-asian="normal" style:font-style-complex="normal" style:font-weight-complex="normal"/>
    </style:style>
    <style:style style:name="P92" style:family="paragraph" style:parent-style-name="Standard" style:list-style-name="L7">
      <style:text-properties fo:language="es" fo:country="VE" fo:font-style="normal" fo:font-weight="normal" officeooo:rsid="000d5505" officeooo:paragraph-rsid="00429c0a" style:font-style-asian="normal" style:font-weight-asian="normal" style:font-style-complex="normal" style:font-weight-complex="normal"/>
    </style:style>
    <style:style style:name="P93" style:family="paragraph" style:parent-style-name="Standard" style:list-style-name="L7">
      <style:text-properties fo:language="es" fo:country="VE" fo:font-style="normal" fo:font-weight="normal" officeooo:rsid="00429c0a" officeooo:paragraph-rsid="00429c0a" style:font-style-asian="normal" style:font-weight-asian="normal" style:font-style-complex="normal" style:font-weight-complex="normal"/>
    </style:style>
    <style:style style:name="P94" style:family="paragraph" style:parent-style-name="Standard" style:list-style-name="L8">
      <style:text-properties fo:language="es" fo:country="VE" fo:font-style="normal" fo:font-weight="normal" officeooo:rsid="00438c59" officeooo:paragraph-rsid="00438c59" style:font-style-asian="normal" style:font-weight-asian="normal" style:font-style-complex="normal" style:font-weight-complex="normal"/>
    </style:style>
    <style:style style:name="P95" style:family="paragraph" style:parent-style-name="Standard" style:list-style-name="L9">
      <style:text-properties fo:language="es" fo:country="VE" fo:font-style="normal" fo:font-weight="normal" officeooo:rsid="00438c59" officeooo:paragraph-rsid="00438c59" style:font-style-asian="normal" style:font-weight-asian="normal" style:font-style-complex="normal" style:font-weight-complex="normal"/>
    </style:style>
    <style:style style:name="P96" style:family="paragraph" style:parent-style-name="Standard" style:list-style-name="L9">
      <style:text-properties fo:language="es" fo:country="VE" fo:font-style="normal" fo:font-weight="normal" officeooo:rsid="0043e695" officeooo:paragraph-rsid="0043e695" style:font-style-asian="normal" style:font-weight-asian="normal" style:font-style-complex="normal" style:font-weight-complex="normal"/>
    </style:style>
    <style:style style:name="P97" style:family="paragraph" style:parent-style-name="Standard" style:list-style-name="L10">
      <style:text-properties fo:language="es" fo:country="VE" fo:font-style="normal" fo:font-weight="normal" officeooo:rsid="0043e695" officeooo:paragraph-rsid="0043e695" style:font-style-asian="normal" style:font-weight-asian="normal" style:font-style-complex="normal" style:font-weight-complex="normal"/>
    </style:style>
    <style:style style:name="P98" style:family="paragraph" style:parent-style-name="Standard" style:list-style-name="L11">
      <style:text-properties fo:language="es" fo:country="VE" fo:font-style="normal" fo:font-weight="normal" officeooo:rsid="0043ec7e" officeooo:paragraph-rsid="0043ec7e" style:font-style-asian="normal" style:font-weight-asian="normal" style:font-style-complex="normal" style:font-weight-complex="normal"/>
    </style:style>
    <style:style style:name="P99" style:family="paragraph" style:parent-style-name="Standard">
      <style:text-properties officeooo:paragraph-rsid="004771bb"/>
    </style:style>
    <style:style style:name="P100" style:family="paragraph" style:parent-style-name="Standard">
      <style:text-properties officeooo:rsid="00523ab1" officeooo:paragraph-rsid="00523ab1"/>
    </style:style>
    <style:style style:name="P101" style:family="paragraph" style:parent-style-name="Standard">
      <style:text-properties officeooo:rsid="00523ab1" officeooo:paragraph-rsid="00537ea0"/>
    </style:style>
    <style:style style:name="P102" style:family="paragraph" style:parent-style-name="Standard">
      <style:text-properties officeooo:rsid="00523ab1" officeooo:paragraph-rsid="00543f47"/>
    </style:style>
    <style:style style:name="P103" style:family="paragraph" style:parent-style-name="Standard">
      <style:text-properties officeooo:paragraph-rsid="00523ab1"/>
    </style:style>
    <style:style style:name="P104" style:family="paragraph" style:parent-style-name="Standard">
      <style:text-properties fo:font-weight="normal" officeooo:rsid="00523ab1" officeooo:paragraph-rsid="00523ab1" style:font-weight-asian="normal" style:font-weight-complex="normal"/>
    </style:style>
    <style:style style:name="P105" style:family="paragraph" style:parent-style-name="Standard">
      <style:text-properties officeooo:paragraph-rsid="00537ea0"/>
    </style:style>
    <style:style style:name="P106" style:family="paragraph" style:parent-style-name="Standard">
      <style:text-properties fo:font-weight="bold" officeooo:rsid="00537ea0" officeooo:paragraph-rsid="00537ea0" style:font-weight-asian="bold" style:font-weight-complex="bold"/>
    </style:style>
    <style:style style:name="P107" style:family="paragraph" style:parent-style-name="Standard">
      <style:text-properties officeooo:rsid="00537ea0" officeooo:paragraph-rsid="00537ea0"/>
    </style:style>
    <style:style style:name="P108" style:family="paragraph" style:parent-style-name="Standard">
      <style:text-properties officeooo:paragraph-rsid="00543f47"/>
    </style:style>
    <style:style style:name="T1" style:family="text">
      <style:text-properties fo:language="es" fo:country="VE"/>
    </style:style>
    <style:style style:name="T2" style:family="text">
      <style:text-properties fo:language="es" fo:country="VE" fo:font-weight="normal" officeooo:rsid="0029f092" style:font-weight-asian="normal" style:font-weight-complex="normal"/>
    </style:style>
    <style:style style:name="T3" style:family="text">
      <style:text-properties fo:language="es" fo:country="VE" fo:font-weight="normal" officeooo:rsid="002aca92" style:font-weight-asian="normal" style:font-weight-complex="normal"/>
    </style:style>
    <style:style style:name="T4" style:family="text">
      <style:text-properties fo:language="es" fo:country="VE" fo:font-style="normal" fo:font-weight="normal" style:font-style-asian="normal" style:font-weight-asian="normal" style:font-style-complex="normal" style:font-weight-complex="normal"/>
    </style:style>
    <style:style style:name="T5" style:family="text">
      <style:text-properties fo:language="es" fo:country="VE" fo:font-style="normal" fo:font-weight="normal" officeooo:rsid="002b098e" style:font-style-asian="normal" style:font-weight-asian="normal" style:font-style-complex="normal" style:font-weight-complex="normal"/>
    </style:style>
    <style:style style:name="T6" style:family="text">
      <style:text-properties fo:language="es" fo:country="VE" fo:font-style="normal" fo:font-weight="normal" officeooo:rsid="002c8570" style:font-style-asian="normal" style:font-weight-asian="normal" style:font-style-complex="normal" style:font-weight-complex="normal"/>
    </style:style>
    <style:style style:name="T7" style:family="text">
      <style:text-properties fo:language="es" fo:country="VE" fo:font-style="normal" fo:font-weight="normal" officeooo:rsid="002e6f5f" style:font-style-asian="normal" style:font-weight-asian="normal" style:font-style-complex="normal" style:font-weight-complex="normal"/>
    </style:style>
    <style:style style:name="T8" style:family="text">
      <style:text-properties fo:language="es" fo:country="VE" fo:font-style="normal" fo:font-weight="normal" officeooo:rsid="00306d9a" style:font-style-asian="normal" style:font-weight-asian="normal" style:font-style-complex="normal" style:font-weight-complex="normal"/>
    </style:style>
    <style:style style:name="T9" style:family="text">
      <style:text-properties fo:language="es" fo:country="VE" fo:font-style="normal" fo:font-weight="normal" officeooo:rsid="00318f10" style:font-style-asian="normal" style:font-weight-asian="normal" style:font-style-complex="normal" style:font-weight-complex="normal"/>
    </style:style>
    <style:style style:name="T10" style:family="text">
      <style:text-properties fo:language="es" fo:country="VE" fo:font-style="normal" fo:font-weight="normal" officeooo:rsid="002aca92" style:font-style-asian="normal" style:font-weight-asian="normal" style:font-style-complex="normal" style:font-weight-complex="normal"/>
    </style:style>
    <style:style style:name="T11" style:family="text">
      <style:text-properties fo:language="es" fo:country="VE" fo:font-style="normal" fo:font-weight="normal" officeooo:rsid="00337f64" style:font-style-asian="normal" style:font-weight-asian="normal" style:font-style-complex="normal" style:font-weight-complex="normal"/>
    </style:style>
    <style:style style:name="T12" style:family="text">
      <style:text-properties fo:language="es" fo:country="VE" fo:font-style="normal" fo:font-weight="normal" officeooo:rsid="00349a6c" style:font-style-asian="normal" style:font-weight-asian="normal" style:font-style-complex="normal" style:font-weight-complex="normal"/>
    </style:style>
    <style:style style:name="T13" style:family="text">
      <style:text-properties fo:language="es" fo:country="VE" fo:font-style="normal" fo:font-weight="normal" officeooo:rsid="0036320a" style:font-style-asian="normal" style:font-weight-asian="normal" style:font-style-complex="normal" style:font-weight-complex="normal"/>
    </style:style>
    <style:style style:name="T14" style:family="text">
      <style:text-properties fo:language="es" fo:country="VE" fo:font-style="normal" fo:font-weight="normal" officeooo:rsid="00379bed" style:font-style-asian="normal" style:font-weight-asian="normal" style:font-style-complex="normal" style:font-weight-complex="normal"/>
    </style:style>
    <style:style style:name="T15" style:family="text">
      <style:text-properties fo:language="es" fo:country="VE" fo:font-style="normal" fo:font-weight="normal" officeooo:rsid="003ba982" style:font-style-asian="normal" style:font-weight-asian="normal" style:font-style-complex="normal" style:font-weight-complex="normal"/>
    </style:style>
    <style:style style:name="T16" style:family="text">
      <style:text-properties fo:language="es" fo:country="VE" fo:font-style="normal" fo:font-weight="normal" officeooo:rsid="003d6c2a" style:font-style-asian="normal" style:font-weight-asian="normal" style:font-style-complex="normal" style:font-weight-complex="normal"/>
    </style:style>
    <style:style style:name="T17" style:family="text">
      <style:text-properties fo:language="es" fo:country="VE" fo:font-style="normal" fo:font-weight="normal" officeooo:rsid="00410987" style:font-style-asian="normal" style:font-weight-asian="normal" style:font-style-complex="normal" style:font-weight-complex="normal"/>
    </style:style>
    <style:style style:name="T18" style:family="text">
      <style:text-properties fo:language="es" fo:country="VE" fo:font-style="normal" fo:font-weight="normal" officeooo:rsid="0043ec7e" style:font-style-asian="normal" style:font-weight-asian="normal" style:font-style-complex="normal" style:font-weight-complex="normal"/>
    </style:style>
    <style:style style:name="T19" style:family="text">
      <style:text-properties fo:language="es" fo:country="VE" fo:font-style="normal" fo:font-weight="normal" officeooo:rsid="0045c5be" style:font-style-asian="normal" style:font-weight-asian="normal" style:font-style-complex="normal" style:font-weight-complex="normal"/>
    </style:style>
    <style:style style:name="T20" style:family="text">
      <style:text-properties fo:language="es" fo:country="VE" fo:font-style="normal" fo:font-weight="normal" officeooo:rsid="000d6710" style:font-style-asian="normal" style:font-weight-asian="normal" style:font-style-complex="normal" style:font-weight-complex="normal"/>
    </style:style>
    <style:style style:name="T21" style:family="text">
      <style:text-properties fo:language="es" fo:country="VE" fo:font-style="normal" fo:font-weight="normal" officeooo:rsid="004771bb" style:font-style-asian="normal" style:font-weight-asian="normal" style:font-style-complex="normal" style:font-weight-complex="normal"/>
    </style:style>
    <style:style style:name="T22" style:family="text">
      <style:text-properties fo:language="es" fo:country="VE" fo:font-style="normal" fo:font-weight="normal" officeooo:rsid="004b2a02" style:font-style-asian="normal" style:font-weight-asian="normal" style:font-style-complex="normal" style:font-weight-complex="normal"/>
    </style:style>
    <style:style style:name="T23" style:family="text">
      <style:text-properties fo:language="es" fo:country="VE" fo:font-style="normal" fo:font-weight="normal" officeooo:rsid="004bc239" style:font-style-asian="normal" style:font-weight-asian="normal" style:font-style-complex="normal" style:font-weight-complex="normal"/>
    </style:style>
    <style:style style:name="T24" style:family="text">
      <style:text-properties fo:language="es" fo:country="VE" fo:font-style="normal" fo:font-weight="normal" officeooo:rsid="00523ab1" style:font-style-asian="normal" style:font-weight-asian="normal" style:font-style-complex="normal" style:font-weight-complex="normal"/>
    </style:style>
    <style:style style:name="T25" style:family="text">
      <style:text-properties fo:language="es" fo:country="VE" fo:font-style="normal" fo:font-weight="normal" officeooo:rsid="00537ea0" style:font-style-asian="normal" style:font-weight-asian="normal" style:font-style-complex="normal" style:font-weight-complex="normal"/>
    </style:style>
    <style:style style:name="T26" style:family="text">
      <style:text-properties fo:language="es" fo:country="VE" fo:font-style="normal" fo:font-weight="normal" officeooo:rsid="00543f47" style:font-style-asian="normal" style:font-weight-asian="normal" style:font-style-complex="normal" style:font-weight-complex="normal"/>
    </style:style>
    <style:style style:name="T27" style:family="text">
      <style:text-properties fo:language="es" fo:country="VE" fo:font-style="normal" style:font-style-asian="normal" style:font-style-complex="normal"/>
    </style:style>
    <style:style style:name="T28" style:family="text">
      <style:text-properties fo:language="es" fo:country="VE" fo:font-style="normal" officeooo:rsid="002e6f5f" style:font-style-asian="normal" style:font-style-complex="normal"/>
    </style:style>
    <style:style style:name="T29" style:family="text">
      <style:text-properties fo:language="es" fo:country="VE" fo:font-style="normal" officeooo:rsid="00306d9a" style:font-style-asian="normal" style:font-style-complex="normal"/>
    </style:style>
    <style:style style:name="T30" style:family="text">
      <style:text-properties fo:language="es" fo:country="VE" fo:font-style="normal" officeooo:rsid="00349a6c" style:font-style-asian="normal" style:font-style-complex="normal"/>
    </style:style>
    <style:style style:name="T31" style:family="text">
      <style:text-properties fo:language="es" fo:country="VE" fo:font-style="normal" officeooo:rsid="001f4b45" style:font-style-asian="normal" style:font-style-complex="normal"/>
    </style:style>
    <style:style style:name="T32" style:family="text">
      <style:text-properties fo:language="es" fo:country="VE" fo:font-style="normal" officeooo:rsid="00379bed" style:font-style-asian="normal" style:font-style-complex="normal"/>
    </style:style>
    <style:style style:name="T33" style:family="text">
      <style:text-properties fo:language="es" fo:country="VE" fo:font-style="normal" officeooo:rsid="003835d6" style:font-style-asian="normal" style:font-style-complex="normal"/>
    </style:style>
    <style:style style:name="T34" style:family="text">
      <style:text-properties fo:language="es" fo:country="VE" fo:font-style="normal" officeooo:rsid="0045c5be" style:font-style-asian="normal" style:font-style-complex="normal"/>
    </style:style>
    <style:style style:name="T35" style:family="text">
      <style:text-properties fo:language="es" fo:country="VE" fo:font-style="normal" officeooo:rsid="00523ab1" style:font-style-asian="normal" style:font-style-complex="normal"/>
    </style:style>
    <style:style style:name="T36" style:family="text">
      <style:text-properties fo:language="es" fo:country="VE" fo:font-style="normal" officeooo:rsid="002e6f5f" style:font-style-asian="normal" style:font-weight-asian="bold" style:font-style-complex="normal" style:font-weight-complex="bold"/>
    </style:style>
    <style:style style:name="T37" style:family="text">
      <style:text-properties fo:language="es" fo:country="VE" fo:font-style="normal" fo:font-weight="bold" style:font-style-asian="normal" style:font-weight-asian="bold" style:font-style-complex="normal" style:font-weight-complex="bold"/>
    </style:style>
    <style:style style:name="T38" style:family="text">
      <style:text-properties fo:language="es" fo:country="VE" fo:font-style="normal" fo:font-weight="bold" officeooo:rsid="0043ec7e" style:font-style-asian="normal" style:font-weight-asian="bold" style:font-style-complex="normal" style:font-weight-complex="bold"/>
    </style:style>
    <style:style style:name="T39" style:family="text">
      <style:text-properties fo:language="es" fo:country="VE" fo:font-style="normal" fo:font-weight="bold" officeooo:rsid="0045c5be" style:font-style-asian="normal" style:font-weight-asian="bold" style:font-style-complex="normal" style:font-weight-complex="bold"/>
    </style:style>
    <style:style style:name="T40" style:family="text">
      <style:text-properties fo:language="es" fo:country="VE" fo:font-style="normal" fo:font-weight="bold" officeooo:rsid="004771bb" style:font-style-asian="normal" style:font-weight-asian="bold" style:font-style-complex="normal" style:font-weight-complex="bold"/>
    </style:style>
    <style:style style:name="T41" style:family="text">
      <style:text-properties fo:language="es" fo:country="VE" fo:font-style="normal" fo:font-weight="bold" officeooo:rsid="004922d6" style:font-style-asian="normal" style:font-weight-asian="bold" style:font-style-complex="normal" style:font-weight-complex="bold"/>
    </style:style>
    <style:style style:name="T42" style:family="text">
      <style:text-properties fo:language="es" fo:country="VE" fo:font-style="normal" fo:font-weight="bold" officeooo:rsid="00523ab1" style:font-style-asian="normal" style:font-weight-asian="bold" style:font-style-complex="normal" style:font-weight-complex="bold"/>
    </style:style>
    <style:style style:name="T43" style:family="text">
      <style:text-properties fo:language="es" fo:country="VE" fo:font-style="normal" fo:font-weight="bold" officeooo:rsid="00537ea0" style:font-style-asian="normal" style:font-weight-asian="bold" style:font-style-complex="normal" style:font-weight-complex="bold"/>
    </style:style>
    <style:style style:name="T44" style:family="text">
      <style:text-properties fo:language="es" fo:country="VE" fo:font-style="italic" fo:font-weight="normal" style:font-style-asian="italic" style:font-weight-asian="normal" style:font-style-complex="italic" style:font-weight-complex="normal"/>
    </style:style>
    <style:style style:name="T45" style:family="text">
      <style:text-properties fo:language="es" fo:country="VE" fo:font-style="italic" fo:font-weight="normal" officeooo:rsid="002aca92" style:font-style-asian="italic" style:font-weight-asian="normal" style:font-style-complex="italic" style:font-weight-complex="normal"/>
    </style:style>
    <style:style style:name="T46" style:family="text">
      <style:text-properties fo:language="es" fo:country="VE" fo:font-style="italic" fo:font-weight="normal" officeooo:rsid="00337f64" style:font-style-asian="italic" style:font-weight-asian="normal" style:font-style-complex="italic" style:font-weight-complex="normal"/>
    </style:style>
    <style:style style:name="T47" style:family="text">
      <style:text-properties fo:language="es" fo:country="VE" fo:font-style="italic" fo:font-weight="normal" officeooo:rsid="00349a6c" style:font-style-asian="italic" style:font-weight-asian="normal" style:font-style-complex="italic" style:font-weight-complex="normal"/>
    </style:style>
    <style:style style:name="T48" style:family="text">
      <style:text-properties fo:language="es" fo:country="VE" fo:font-weight="bold" style:font-weight-asian="bold" style:font-weight-complex="bold"/>
    </style:style>
    <style:style style:name="T49" style:family="text">
      <style:text-properties fo:language="es" fo:country="VE" officeooo:rsid="0045c5be"/>
    </style:style>
    <style:style style:name="T50" style:family="text">
      <style:text-properties fo:font-weight="normal" style:font-weight-asian="normal" style:font-weight-complex="normal"/>
    </style:style>
    <style:style style:name="T51" style:family="text">
      <style:text-properties fo:font-weight="normal" officeooo:rsid="001f4b45" style:font-weight-asian="normal" style:font-weight-complex="normal"/>
    </style:style>
    <style:style style:name="T52" style:family="text">
      <style:text-properties fo:font-weight="normal" officeooo:rsid="00282c87" style:font-weight-asian="normal" style:font-weight-complex="normal"/>
    </style:style>
    <style:style style:name="T53" style:family="text">
      <style:text-properties fo:font-style="italic" style:font-style-asian="italic" style:font-style-complex="italic"/>
    </style:style>
    <style:style style:name="T54" style:family="text">
      <style:text-properties officeooo:rsid="00212d1f"/>
    </style:style>
    <style:style style:name="T55" style:family="text">
      <style:text-properties fo:font-style="normal" style:font-style-asian="normal" style:font-style-complex="normal"/>
    </style:style>
    <style:style style:name="T56" style:family="text">
      <style:text-properties fo:font-style="normal" officeooo:rsid="0013363e" style:font-style-asian="normal" style:font-style-complex="normal"/>
    </style:style>
    <style:style style:name="T57" style:family="text">
      <style:text-properties fo:font-style="normal" fo:font-weight="bold" officeooo:rsid="0043ec7e" style:font-style-asian="normal" style:font-weight-asian="bold" style:font-style-complex="normal" style:font-weight-complex="bold"/>
    </style:style>
    <style:style style:name="T58" style:family="text">
      <style:text-properties fo:font-style="normal" fo:font-weight="normal" officeooo:rsid="0043ec7e" style:font-style-asian="normal" style:font-weight-asian="normal" style:font-style-complex="normal" style:font-weight-complex="normal"/>
    </style:style>
    <style:style style:name="T59" style:family="text">
      <style:text-properties fo:font-style="normal" fo:font-weight="normal" officeooo:rsid="0045c5be" style:font-style-asian="normal" style:font-weight-asian="normal" style:font-style-complex="normal" style:font-weight-complex="normal"/>
    </style:style>
    <style:style style:name="T60" style:family="text">
      <style:text-properties fo:font-variant="normal" fo:text-transform="none" fo:color="#151515" style:font-name="RedHatText" fo:font-size="15pt" fo:letter-spacing="normal" fo:language="es" fo:country="VE" fo:font-style="normal" fo:font-weight="normal" officeooo:rsid="00306d9a" style:font-style-asian="normal" style:font-weight-asian="normal" style:font-style-complex="normal" style:font-weight-complex="normal"/>
    </style:style>
    <style:style style:name="T61" style:family="text">
      <style:text-properties officeooo:rsid="003b983b"/>
    </style:style>
    <style:style style:name="T62" style:family="text">
      <style:text-properties officeooo:rsid="003ba982"/>
    </style:style>
    <style:style style:name="T63" style:family="text">
      <style:text-properties officeooo:rsid="003d6c2a"/>
    </style:style>
    <style:style style:name="T64" style:family="text">
      <style:text-properties officeooo:rsid="0040c2f0"/>
    </style:style>
    <style:style style:name="T65" style:family="text">
      <style:text-properties officeooo:rsid="00429c0a"/>
    </style:style>
    <style:style style:name="T66" style:family="text">
      <style:text-properties fo:font-weight="bold" style:font-weight-asian="bold" style:font-weight-complex="bold"/>
    </style:style>
    <style:style style:name="T67" style:family="text">
      <style:text-properties officeooo:rsid="0045c5be"/>
    </style:style>
    <style:style style:name="T68" style:family="text">
      <style:text-properties style:font-name="Times New Roman" fo:font-size="12pt" fo:language="es" fo:country="VE" fo:font-style="normal" fo:font-weight="normal" style:font-size-asian="12pt" style:font-style-asian="normal" style:font-weight-asian="normal" style:font-name-complex="Times New Roman1" style:font-size-complex="12pt" style:font-style-complex="normal" style:font-weight-complex="normal"/>
    </style:style>
    <style:style style:name="T69" style:family="text">
      <style:text-properties style:font-name="Times New Roman" fo:font-size="12pt" fo:language="es" fo:country="VE" fo:font-style="normal" fo:font-weight="normal" officeooo:rsid="00523ab1" style:font-size-asian="12pt" style:font-style-asian="normal" style:font-weight-asian="normal" style:font-name-complex="Times New Roman1" style:font-size-complex="12pt" style:font-style-complex="normal" style:font-weight-complex="normal"/>
    </style:style>
    <style:style style:name="T70" style:family="text">
      <style:text-properties style:font-name="Times New Roman" fo:font-size="12pt" fo:language="es" fo:country="VE" fo:font-style="normal" fo:font-weight="normal" officeooo:rsid="00537ea0" style:font-size-asian="12pt" style:font-style-asian="normal" style:font-weight-asian="normal" style:font-name-complex="Times New Roman1" style:font-size-complex="12pt" style:font-style-complex="normal" style:font-weight-complex="normal"/>
    </style:style>
    <style:style style:name="T71" style:family="text">
      <style:text-properties style:font-name="Times New Roman" fo:font-size="12pt" fo:language="es" fo:country="VE" fo:font-style="normal" fo:font-weight="normal" style:font-size-asian="12pt" style:font-style-asian="normal" style:font-weight-asian="normal" style:font-name-complex="Times New Roman1" style:font-size-complex="12pt" style:font-style-complex="italic" style:font-weight-complex="normal"/>
    </style:style>
    <style:style style:name="T72" style:family="text">
      <style:text-properties style:font-name="Times New Roman" fo:font-size="12pt" fo:language="es" fo:country="VE" fo:font-style="italic" fo:font-weight="normal" style:font-size-asian="12pt" style:font-style-asian="italic" style:font-weight-asian="normal" style:font-name-complex="Times New Roman1" style:font-size-complex="12pt" style:font-style-complex="italic" style:font-weight-complex="normal"/>
    </style:style>
    <style:style style:name="T73" style:family="text">
      <style:text-properties officeooo:rsid="00543f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troducción</text:p>
      <text:p text:style-name="P1"/>
      <text:p text:style-name="P3">La gestión de la información es un área fundamental para cualquier negocio, debido a que será esta la encargada de comprender, por medio del análisis de los datos, los resultados que estos arrojen, permitiendo de esta manera el poder establecer metas realistas, suplir las falencias empresariales y fortalecer los puntos fuertes del negocio, o dicho de otra manera, plantear las estrategias que dirijan hacia buen puerto a la empresa.</text:p>
      <text:p text:style-name="P3"/>
      <text:p text:style-name="P4">En nuestra época, las herramientas tecnológicas han llegado para poder facilitar la labor del manejo de la información, convirtiéndose así en un instrumento casi indispensable para la realización de las labores administrativas.</text:p>
      <text:p text:style-name="P4"/>
      <text:p text:style-name="P5">La junta de riego Belisario Quevedo es una empresa dedicada a la captación de agua de los ríos, lagos, pozos y la obtenida por medio de la lluvia, para posteriormente purificarla y distribuirla a los destinatarios finales. </text:p>
      <text:p text:style-name="P5"/>
      <text:p text:style-name="P5">Este tipo de negocio requiere manejar grandes cantidades de información, sin embargo, la junta de riego Belisario Quevedo, hasta el día de hoy no ha poseído una herramienta tecnológica más allá del programa ofimático “<text:span text:style-name="T53">Excel</text:span>”, lo cual les obliga a llevar manualmente la mayoría de los datos de la empresa.</text:p>
      <text:p text:style-name="P4"/>
      <text:p text:style-name="P5">El documento presentado a continuación es un levantamiento de requerimientos para la construcción de una página web y un aplicativo móvil para la Junta de riego Belisario Quevedo, <text:span text:style-name="T54">permitiendo de esta manera dotar de un sistema informático que ayude en las operaciones administrativas y de manejo de información que resulte beneficioso para la empresa, evitando así, que la manera de procesar la información sea de manera manual, y agilizando algunos procesos de la junta de riego Belisario Quevedo.</text:span></text:p>
      <text:p text:style-name="P3"/>
      <text:p text:style-name="P2">1.1. Alcance</text:p>
      <text:p text:style-name="P6"/>
      <text:p text:style-name="P2"><text:span text:style-name="T50">El conjunto de aplicativos que se desarrollarán para <text:s/></text:span><text:span text:style-name="T51">la Junta de riego Belisario Quevedo </text:span><text:span text:style-name="T50">ubicada en</text:span><text:span text:style-name="T51"> </text:span><text:span text:style-name="T50">Belisario Quevedo, tendrán un alcance local a la zona en la que se ubica la empresa y la localidad de los clientes a los que se les distribuye el servicio ofrecido por esta empresa.</text:span></text:p>
      <text:p text:style-name="P6"/>
      <text:p text:style-name="P2"><text:span text:style-name="T50">Los aplicativos que se encuentran en desarrollo poseen cuatro funcionalidades esenciales, relacionadas con los diferentes tipos de trabajos que realiza la empresa, tales como lo son: Recaudación de la información de los medidores, </text:span><text:span text:style-name="T52">brindar a los clientes la información de las cuotas a pagar</text:span><text:span text:style-name="T50">, resguardar la información e intercomunicar las aplicaciones para que ambas posean la misma información.</text:span></text:p>
      <text:p text:style-name="P6"/>
      <text:p text:style-name="P72"><text:span text:style-name="T2">Los aplicativos estarán orientados hacia los trabajadores que forman parte de la Junta de riego Belisario Quevedo, facilitando así las labores que tienen asignadas a cumplir, en donde el aplicativo móvil estará </text:span><text:span text:style-name="T3">destinado a los empleados que tengan el rol de </text:span><text:span text:style-name="T45">“</text:span><text:span text:style-name="T46">lector</text:span><text:span text:style-name="T45">” </text:span><text:span text:style-name="T10">los cuales desempeñan la labor de anotar los datos de los medidores de agua. Mientras, los empleados con un rol de </text:span><text:span text:style-name="T45">“administradores” </text:span><text:span text:style-name="T10">podrán ver la información pertinente que deben mostrar a los clientes.</text:span></text:p>
      <text:p text:style-name="P8"/>
      <text:p text:style-name="P9">Con lo lo antes expuesto, se podrá observar la información de manera dinámica, entre los diferentes roles, y permitiendo así una mejora en la comunicación tanto entre empleados, como con los clientes.</text:p>
      <text:p text:style-name="P9"/>
      <text:p text:style-name="P41">1.2. Objetivos</text:p>
      <text:list xml:id="list260534712" text:style-name="L1">
        <text:list-item>
          <text:p text:style-name="P86">Guardar la información digitalmente</text:p>
        </text:list-item>
        <text:list-item>
          <text:p text:style-name="P86"><text:soft-page-break/>Agilizar los procesos administrativos</text:p>
        </text:list-item>
        <text:list-item>
          <text:p text:style-name="P86">Mejorar los procesos de recolección de lecturas de medidores</text:p>
        </text:list-item>
        <text:list-item>
          <text:p text:style-name="P86">Evitar la perdida de información</text:p>
        </text:list-item>
        <text:list-item>
          <text:p text:style-name="P86">Aumentar la satisfacción y lealtad de los clientes</text:p>
        </text:list-item>
      </text:list>
      <text:p text:style-name="P42">2. Información del dominio del problema</text:p>
      <text:p text:style-name="P10"/>
      <text:p text:style-name="P10">En este apartado presentaremos el dominio del problema al que se le dará solución por medio de la implementación del sistema, además, se establecerán e indicarán el significado de diversos términos que ayudarán a tener una comprensión adecuada en el documento.</text:p>
      <text:p text:style-name="P10"/>
      <text:p text:style-name="P42">2.1. Introducción al dominio del problema</text:p>
      <text:p text:style-name="P42"/>
      <text:p text:style-name="P10">Un problema frecuente en las empresas tradicionales es, la falta de digitalización de procesos. Las empresas se ciñen al actuar tradicional con el cual se instauraron, llevando de manera manual toda la información existente en el negocio.</text:p>
      <text:p text:style-name="P10"/>
      <text:p text:style-name="P10">En los inicios, puede parecer que el rendimiento de una empresa, la cual lleva su información manualmente es beneficioso, debido a que no se hacen gastos en herramientas tecnológicas, sin embargo, esto es erróneo, ya que no pueden hacer uso de herramientas eficientes que agilizan las labores administrativas, y adicional a esto, se corre el riesgo de que la información que se ha guardado manualmente, se deteriore, extravíe o dañe, causando una perdida de un activo importante para los negocios el cual es la información.</text:p>
      <text:p text:style-name="P10"/>
      <text:p text:style-name="P71"><text:span text:style-name="T5">Existen empresas que </text:span><text:span text:style-name="T6">han sido constituidas en la época en la que la tecnología empezó a tener un auge, por lo que, ya tenían un método de funcionamiento manual, y lamentablemente, con el pasar del tiempo, se han quedado estancadas en cuanto a desarrollo tecnológico dentro de sus oficinas se refiere. Sin una guía que indique y explique las bondades que las tecnología puede ofrecen a la empresa, muy difícilmente estos negocios podrán adquirir un sistema hecho a medida que les satisfaga las necesidades que son muy complejas de solventar con una metodología de trabajo manual.</text:span></text:p>
      <text:p text:style-name="P11"/>
      <text:p text:style-name="P12">Los sistemas administrativos que se elaboran para las empresas se diseñan con la intención de evitar cualquier tipo de perdida de información, debido a que los datos siempre han sido importantes, </text:p>
      <text:p text:style-name="P13">y el llevarlos manualmente en esta época, reduce realmente el provecho que una empresa pueda adquirir de su información. Y si eso fuese poco, uno de los peores males que puede padecer un negocio seria, la desinformación y mala gestión de sus datos, debido a que esto podría causar, desde malos entendidos con los clientes, perdida de clientes, multas por malas declaraciones de impuestos, hasta la quiebra de la empresa.</text:p>
      <text:p text:style-name="P13"/>
      <text:p text:style-name="P43">2.2. Glosario de términos</text:p>
      <text:p text:style-name="P43"/>
      <text:p text:style-name="P63"><text:span text:style-name="T27">Aplicativo web:</text:span><text:span text:style-name="T4"> </text:span><text:span text:style-name="T8">Una herramienta diseñada para satisfacer las necesidades de un usuario, que es accesible por medio de internet.</text:span></text:p>
      <text:p text:style-name="P43"/>
      <text:p text:style-name="P63"><text:span text:style-name="T27">Página web: </text:span><text:span text:style-name="T8">La vista única dentro de un sitio web, en el cual se ve información especifica.</text:span></text:p>
      <text:p text:style-name="P43"/>
      <text:p text:style-name="P63"><text:span text:style-name="T27">Aplicativo móvil: </text:span><text:span text:style-name="T8">Programa informático diseñado con la finalidad de poder ser utilizado específicamente en dispositivos móviles.</text:span></text:p>
      <text:p text:style-name="P44"/>
      <text:p text:style-name="P65"><text:span text:style-name="T27">SGBD:</text:span><text:span text:style-name="T4"> Sistema Gestor de Bases de Datos, es un aplicativo que nos permite gestionar nuestras bases de datos por medio de interfaces tanto gráficas, como por medio de la consola de comandos del sistema operativo.</text:span></text:p>
      <text:p text:style-name="P15"><text:soft-page-break/></text:p>
      <text:p text:style-name="P63"><text:span text:style-name="T27">Base de datos:</text:span><text:span text:style-name="T4"> Programa capaz de almacenar gran cantidad de datos, relacionados y</text:span></text:p>
      <text:p text:style-name="P13">estructurados, que pueden ser consultados rápidamente de acuerdo con las</text:p>
      <text:p text:style-name="P13">características selectivas que se deseen.</text:p>
      <text:p text:style-name="P43"/>
      <text:p text:style-name="P63"><text:span text:style-name="T27">Servidor:</text:span><text:span text:style-name="T4"> </text:span><text:span text:style-name="T8">Conjunto de computadoras que permiten el almacenamiento de información, despliegue de la misma, a la par que está diseñado para atender peticiones de un cliente y devolverle una respuesta en concordancia.</text:span></text:p>
      <text:p text:style-name="P43"/>
      <text:p text:style-name="P63"><text:span text:style-name="T27">GUI:</text:span><text:span text:style-name="T29"> </text:span><text:span text:style-name="T8">Interfaz gráfica de usuario, por sus siglas. Hace referencia a todo el apartado visual que tiene un aplicativo.</text:span></text:p>
      <text:p text:style-name="P43"/>
      <text:p text:style-name="P43"/>
      <text:p text:style-name="P63"><text:span text:style-name="T27">Implementación:</text:span><text:span text:style-name="T4"> </text:span><text:span text:style-name="T8">Despliegue del programa computacional en los dispositivos para los que fue diseñado.</text:span></text:p>
      <text:p text:style-name="P14"/>
      <text:p text:style-name="P63"><text:span text:style-name="T27">IEEE: </text:span><text:span text:style-name="T4">Instituto de ingenieros electrónicos en el cual están basados barios normas de</text:span></text:p>
      <text:p text:style-name="P13">documentación y protocolos en sistemas.</text:p>
      <text:p text:style-name="P13"/>
      <text:p text:style-name="P46">Hardware: <text:span text:style-name="T50">Hace referencia a todos los componentes físicos que conforman a un computador.</text:span></text:p>
      <text:p text:style-name="P13"/>
      <text:p text:style-name="P64"><text:span text:style-name="T29">P</text:span><text:span text:style-name="T28">rogramas computacionales:</text:span><text:span text:style-name="T7"> </text:span><text:span text:style-name="T8">Son un conjunto de instrucciones que el computador interpreta para la realización de acciones y resolución de problemas particulares. También es conocido como programa o software.</text:span></text:p>
      <text:p text:style-name="P43"/>
      <text:p text:style-name="P70"><text:span text:style-name="T36">API: </text:span><text:span text:style-name="T9">Interfaz de programación de aplicaciones, por sus siglas, es un conjunto de definiciones y protocolos que se usa para diseñar e integrar el software de las aplicaciones</text:span><text:span text:style-name="T60">.</text:span></text:p>
      <text:p text:style-name="P43"/>
      <text:p text:style-name="P63"><text:span text:style-name="T27">JSON: </text:span><text:span text:style-name="T9">JavaScript Object Notation, por sus siglas, o la manera en que el lenguaje de programación JavaScript implementa a los objetos dentro de si mismo.</text:span></text:p>
      <text:p text:style-name="P13"/>
      <text:p text:style-name="P45">3. Descripción de la situación actuales</text:p>
      <text:p text:style-name="P16">En el siguiente apartado se expondrán tanto los factores provechosos como aquellos que causan dificultades, para poder delimitar de una forma precisa las mejorías que introducirá el programa a desarrollar.</text:p>
      <text:p text:style-name="P16"/>
      <text:p text:style-name="P45">3.1. Pros y contras de la situación actual</text:p>
      <text:p text:style-name="P16"/>
      <text:p text:style-name="P16">La junta de riego Belisario Quevedo presenta a su favor muchas ventajas en su negocio, sin embargo, nos encontramos que a pesar de esto, en la empresa también se visibilizan desventajas significativas, las cuales están afectando de manera negativa a la empresa.</text:p>
      <text:p text:style-name="P16"/>
      <text:p text:style-name="P16">La intención de este apartado es poder presentar de manera clara y precisa, las virtudes y defectos que acontecen dentro de la empresa, de manera tal que, se puede hacer un análisis comparativo que permita comprender el motivo y las áreas que se pretenden solventar.</text:p>
      <text:p text:style-name="P16"/>
      <text:p text:style-name="P45">3.1.1. Fortalezas de la situación actual</text:p>
      <text:p text:style-name="P16"/>
      <text:p text:style-name="P16">FSA001: Incremento de los usuarios</text:p>
      <text:p text:style-name="P17">Versión: 001 (xx/xx/xxxx)</text:p>
      <text:p text:style-name="P17">Descripción: La empresa ha tenido un aumento del alrededor del 40% de usuarios que requieren del servicio que ofrecen.</text:p>
      <text:p text:style-name="P17"><text:soft-page-break/></text:p>
      <text:p text:style-name="P73"><text:span text:style-name="T11">FSA00</text:span><text:span text:style-name="T12">2</text:span><text:span text:style-name="T11">: </text:span><text:span text:style-name="T12">Uso y manejo de programas ofimáticos</text:span></text:p>
      <text:p text:style-name="P17">Versión: 001 (xx/xx/xxxx)</text:p>
      <text:p text:style-name="P73"><text:span text:style-name="T12">Descripción: La empresa hace uso de programas ofimáticos para el manejo de la información, más concretamente, se hace uso del programa denominado como “</text:span><text:span text:style-name="T47">Excel</text:span><text:span text:style-name="T12">” para llevar los registros de la <text:s/>información, y así, obtener un manejo óptimo de la información, a comparación de llevarla a mano.</text:span></text:p>
      <text:p text:style-name="P3"/>
      <text:p text:style-name="P73"><text:span text:style-name="T11">FSA00</text:span><text:span text:style-name="T12">3</text:span><text:span text:style-name="T11">: </text:span><text:span text:style-name="T12">Procesos definidos de trabajo</text:span></text:p>
      <text:p text:style-name="P17">Versión: 001 (xx/xx/xxxx)</text:p>
      <text:p text:style-name="P17">Descripción: La empresa ha planteado procesos definidos para poder desenvolver sus actividades de manera clara y precisa, colocando de esta forma los parámetros sobre los cuales los empleados deben regirse para desempeñar sus actividades.</text:p>
      <text:p text:style-name="P17"/>
      <text:p text:style-name="P47">3.1.2. Debilidades de la situación actual</text:p>
      <text:p text:style-name="P7"><text:span text:style-name="T55">DSA001: </text:span><text:span text:style-name="T56">Manejo de información manualmente</text:span></text:p>
      <text:p text:style-name="P17">Versión: 001 (xx/xx/xxxx)</text:p>
      <text:p text:style-name="P73"><text:span text:style-name="T12">Descripción: A pesar de hacer uso del programa ofimático “</text:span><text:span text:style-name="T47">Excel</text:span><text:span text:style-name="T12">”</text:span><text:span text:style-name="T47"> </text:span><text:span text:style-name="T12">aún hay muchas actividades que se desempeñan manualmente, por medio de una libreta y un lápiz, lo cual no permite realizar de la manera más eficiente las labores.</text:span></text:p>
      <text:p text:style-name="P17"/>
      <text:p text:style-name="P17">DSA002: Deterioro de la información</text:p>
      <text:p text:style-name="P17">Versión: 001 (xx/xx/xxxx)</text:p>
      <text:p text:style-name="P17">Descripción: Al guardar los registros de manera física, al rededor del 20% de esta información se ha deteriorado, de manera tal que, la información que se encontraba en los archivos ha quedado inutilizada, causando una perdida significativa de datos.</text:p>
      <text:p text:style-name="P17"/>
      <text:p text:style-name="P17">DSA003: Falta de respaldos</text:p>
      <text:p text:style-name="P17">Versión: 001 (xx/xx/xxxx)</text:p>
      <text:p text:style-name="P17">Descripción: La empresa no se ha asegurado de tener respaldos de los documentos que se han generado físicamente, por lo tanto, la información que se deteriore o perjudique, haciendo que sean ilegibles los datos, no podrá ser recuperada, significando esto la perdida total de la información.</text:p>
      <text:p text:style-name="P17"/>
      <text:p text:style-name="P17">DSA004: Desconocimiento de la cantidad de clientes que solicitan el servicio</text:p>
      <text:p text:style-name="P17">Versión: 001 (xx/xx/xxxx)</text:p>
      <text:p text:style-name="P17">Descripción: Al estar gran parte de la información en físico, no se ha podido obtener la información concreta de la cantidad de clientes que solicitan el servicio, por lo que este dato esta completamente desconocido para la empresa.</text:p>
      <text:p text:style-name="P17"/>
      <text:p text:style-name="P17">DSA005: Lentitud en gestionar la información</text:p>
      <text:p text:style-name="P17">Versión: 001 (xx/xx/xxxx)</text:p>
      <text:p text:style-name="P17">Descripción: Los empleados encargados de proveer de información a los clientes, por normal general, suelen tardar un tiempo considerable en poder brindar de la información solicitada por los clientes, ya que, deben buscar en una gran cantidad de documentos físicos para poder dar con lo solicitado por el cliente.</text:p>
      <text:p text:style-name="P17"/>
      <text:p text:style-name="P17">DSA006: Inconsistencia en la información</text:p>
      <text:p text:style-name="P17">Versión: 001 (xx/xx/xxxx)</text:p>
      <text:p text:style-name="P73"><text:span text:style-name="T12">Descripción: Debido a que una gran parte de la información aún se encuentra en un formato físico, </text:span><text:span text:style-name="T13">la comparación de datos es sumamente laborioso, y la corrección de esta información lo es aún más, lo que causa que existan inconsistencia en la información, ya que, la comparación de esta no es automática, y se debe buscar registro por registro para realizar la comparación y verificación de la información</text:span><text:span text:style-name="T12">.</text:span></text:p>
      <text:p text:style-name="P17"><text:soft-page-break/></text:p>
      <text:p text:style-name="P66"><text:span text:style-name="T30">3.</text:span><text:span text:style-name="T27">2. Modelos de procesos de negocio actuales</text:span></text:p>
      <text:p text:style-name="P74"><text:span text:style-name="T27">La </text:span><text:span text:style-name="T31">junta de riego Belisario Quevedo </text:span><text:span text:style-name="T27">posee una gran cantidad de procesos de negocio para el desenvolvimiento de la empresa, sin embargo, no se dará una solución a todos estos procesos, por lo tanto, se presentarán los modelos de los procesos a los cuales se les dará solución.</text:span></text:p>
      <text:p text:style-name="P20"/>
      <text:list xml:id="list2700742069" text:style-name="L2">
        <text:list-item>
          <text:p text:style-name="P87">Proceso de lectura de los datos de los medidores de agua (Debajo de esto tiene que ir una diagrama)</text:p>
        </text:list-item>
        <text:list-item>
          <text:p text:style-name="P87">Proceso de entrega de información a los clientes (Debajo de esto tiene que ir una diagrama)</text:p>
        </text:list-item>
      </text:list>
      <text:p text:style-name="P20"/>
      <text:p text:style-name="P48">3.2.1. Descripción de los actores del negocio actual</text:p>
      <text:p text:style-name="P20"/>
      <text:p text:style-name="P84"><text:span text:style-name="T13">ANA001: </text:span><text:span text:style-name="T22">Anotador</text:span></text:p>
      <text:p text:style-name="P18">Versión: 001 (xx/xx/xxxx)</text:p>
      <text:p text:style-name="P77"><text:span text:style-name="T12">D</text:span><text:span text:style-name="T14">ependencia: Anota los datos de los medidores de agua.</text:span></text:p>
      <text:p text:style-name="P75"><text:span text:style-name="T30">Descripción: </text:span><text:span text:style-name="T32">Se encargan de recorrer los domicilios de los clientes, con la intención de anotar los datos que se encuentran en los medidores de agua</text:span><text:span text:style-name="T30">.</text:span></text:p>
      <text:p text:style-name="P18"/>
      <text:p text:style-name="P77"><text:span text:style-name="T13">ANA00</text:span><text:span text:style-name="T14">2</text:span><text:span text:style-name="T13">: </text:span><text:span text:style-name="T14">Atención al cliente</text:span></text:p>
      <text:p text:style-name="P18">Versión: 001 (xx/xx/xxxx)</text:p>
      <text:p text:style-name="P77"><text:span text:style-name="T12">D</text:span><text:span text:style-name="T14">ependencia: Brindar información a los clientes.</text:span></text:p>
      <text:p text:style-name="P77"><text:span text:style-name="T12">Descripción: </text:span><text:span text:style-name="T14">Se encargan de proporcionar la información solicitada por cliente</text:span><text:span text:style-name="T12">.</text:span></text:p>
      <text:p text:style-name="P18"/>
      <text:p text:style-name="P67"><text:span text:style-name="T30">3.</text:span><text:span text:style-name="T27">3. Entorno tecnológico actual</text:span></text:p>
      <text:p text:style-name="P21"/>
      <text:p text:style-name="P76"><text:span text:style-name="T27">Este apartado está dedicado a plantear el entorno tecnológico que posee la empresa de la junta de riego de Belisario Quevedo, </text:span><text:span text:style-name="T33">para poder plantear una solución adecuada a la tecnología que existen en la empresa</text:span><text:span text:style-name="T27">.</text:span></text:p>
      <text:p text:style-name="P21"/>
      <text:p text:style-name="P46">3.3.1. Descripción del hardware actual</text:p>
      <text:p text:style-name="P22"/>
      <text:p text:style-name="P22">En la junta de riego de Belisario Quevedo, el nivel del hardware tecnológico que se utiliza es básico, el cual consta de computadores con sus periféricos, tales como, monitor, mouse y teclado, permitiendo esta conformación de tecnología el poder realizar a cabo labores básicas con el computador.</text:p>
      <text:p text:style-name="P22"/>
      <text:p text:style-name="P46">3.3.2. Descripción del software actual</text:p>
      <text:p text:style-name="P46"/>
      <text:p text:style-name="P22">El conjunto de software más utilizado por la junta de riego Belisario Quevedo, es el paquete de programas ofimáticos de Microsoft. El más utilizado, en la empresa, de entre todos los programas que proporciona el antes mencionado paquete es, Excel, ya que permite manipular datos e información de una manera sencilla, y que se ajusta a las necesidades inmediatas del negocio.</text:p>
      <text:p text:style-name="P22"/>
      <text:p text:style-name="P68"><text:span text:style-name="T33">4. </text:span><text:span text:style-name="T27">Necesidades del negocio</text:span></text:p>
      <text:p text:style-name="P49"/>
      <text:p text:style-name="P23">Una vez hecho el análisis sobre las condiciones de la junta de riego Belisario Quevedo, nos encontramos en la situación de realizar un estudio sobre las necesidades que posee el negocio, para de esta manera poder plantear una solución que se adecúe y satisfaga las falencias de la empresa.</text:p>
      <text:p text:style-name="P23"/>
      <text:p text:style-name="P23">Las labores de las que se encarga la empresa tiene una gran área que debe mejorar para poder ofrecer un mejor servicio, y el área en el que nos debemos enfocar sería la tecnológica, ya que, en una entrevista realizada al caballero Segundo Gutiérrez, quien es la máxima autoridad de la junta de <text:soft-page-break/>riego Belisario Quevedo, ha expresado lo siguiente: <text:span text:style-name="T53">“… Muchos de los archivos se deterioraron, por ende, no tenemos ningún registro de la cantidad de socios con la que se inició, tampoco sabemos el flujo del dinero que ingresó y salió en años anteriores debido a que todo se deterioró”. </text:span></text:p>
      <text:p text:style-name="P60"/>
      <text:p text:style-name="P61">Dentro de la misma entrevista que se realizó, también se expresó de parte del Sr. Segundo Gutiérrez <text:s/>lo siguiente acerca del proceso de recaudación de información de los medidores de agua: “… todo el proceso de recaudación es manual, por ende, se realiza el registro en un cuaderno …”</text:p>
      <text:p text:style-name="P60"/>
      <text:p text:style-name="P23">Est<text:span text:style-name="T61">as</text:span> aseveraci<text:span text:style-name="T61">o</text:span>n<text:span text:style-name="T61">es</text:span> nos indica<text:span text:style-name="T61">n</text:span> que hay <text:span text:style-name="T61">un</text:span> grave problema en la empresa con la información física que se tiene <text:span text:style-name="T61">y la manera de recolectar esta información</text:span>, debido a que, con el pasar del tiempo, podemos encontrarnos con el deterioramiento, extrav<text:span text:style-name="T61">í</text:span>o, perdida <text:span text:style-name="T61">de la información y lento proceso para obtener los datos requeridos.</text:span></text:p>
      <text:p text:style-name="P23"/>
      <text:p text:style-name="P24">Se ha expresado de parte del Sr. Segundo Gutiérrez que se ha estado en la búsqueda de herramientas que permitan realizar una mejora en los procesos definidos que ya posee la empresa, para agilizar los procesos y mejorar la confiabilidad de los datos que esta posee. Para poder realizar esta mejora, se propone la utilización de dos aplicativos, los cuales irán hacia plataformas diferentes, las cuales son, web y aplicación móvil.</text:p>
      <text:p text:style-name="P24"/>
      <text:p text:style-name="P24">Con ambos aplicativos se intentará el poder brindar una facilidad <text:span text:style-name="T62">en la labor de recolección de datos, y de obtención de esta misma información. Tanto el aplicativo web como el móvil, estarán enlazados a los mismos datos, de manera que pueda compartirse toda la información, y evitar tener que traspasarla manualmente.</text:span></text:p>
      <text:p text:style-name="P24"/>
      <text:p text:style-name="P50">4.1. Objetivos del negocio</text:p>
      <text:p text:style-name="P25"/>
      <text:p text:style-name="P78"><text:span text:style-name="T15">Al conocer las necesidad que tiene la empresa, debemos plantear objetivos claros y definidos para poder proceder con un desarrollo adecuado </text:span><text:span text:style-name="T16">del proyecto, para la satisfacción de estas metas a alcanzar</text:span><text:span text:style-name="T15">.</text:span></text:p>
      <text:p text:style-name="P26"><text:s/></text:p>
      <text:p text:style-name="P26">Los objetivos que se pretenden alcanzar <text:span text:style-name="T63">con el desarrollo de los aplicativos, tanto móvil como web,</text:span> son <text:span text:style-name="T63">los planteados a continuación</text:span>:</text:p>
      <text:list xml:id="list2735227698" text:style-name="L3">
        <text:list-item>
          <text:p text:style-name="P88">La automatización de procesos administrativos: <text:span text:style-name="T63">Permitir obtener la información de los aplicativos de manera rápida y sencilla, dotando de esta manera al trabajador de la información casi inmediatamente.</text:span></text:p>
        </text:list-item>
      </text:list>
      <text:p text:style-name="P25"/>
      <text:list xml:id="list170641639303585" text:continue-numbering="true" text:style-name="L3">
        <text:list-item>
          <text:p text:style-name="P88">Garantizar la integridad de la información: <text:span text:style-name="T63">Evitar información duplicada o incoherente con otros datos previamente ingresados.</text:span></text:p>
          <text:p text:style-name="P88"/>
        </text:list-item>
        <text:list-item>
          <text:p text:style-name="P88">Garantizar la seguridad de la información: <text:span text:style-name="T63">Resguardar la información recolectada y evitar que cualquier usuario pueda acceder a ella.</text:span></text:p>
          <text:p text:style-name="P88"/>
        </text:list-item>
        <text:list-item>
          <text:p text:style-name="P88">Facilitar la labor de recolección de información de los medidores de agua: <text:span text:style-name="T63">Agilizar por medio del aplicativo móvil, el proceso de trabajo de recolección de la información de los medidores.</text:span></text:p>
        </text:list-item>
      </text:list>
      <text:p text:style-name="P27"/>
      <text:p text:style-name="P27">Con la resolución de los objetivos previamente mencionados, nos podremos dar cuenta que se estaría automatizando algunos procesos y resguardando los datos, evitando que se pierda información nuevamente, y dotando de una herramienta que ayudará a mejorar los servicios ofrecidos.</text:p>
      <text:p text:style-name="P27"/>
      <text:p text:style-name="P51">4.2.1. Descripción de los actores de negocio a implantar</text:p>
      <text:p text:style-name="P27"><text:soft-page-break/></text:p>
      <text:p text:style-name="P78"><text:span text:style-name="T13">001: </text:span><text:span text:style-name="T23">Súper usuario</text:span></text:p>
      <text:p text:style-name="P19">Versión: 001 (xx/xx/xxxx)</text:p>
      <text:p text:style-name="P85"><text:span text:style-name="T12">D</text:span><text:span text:style-name="T14">ependencia: </text:span><text:span text:style-name="T23">Súper usuario</text:span><text:span text:style-name="T16">, </text:span><text:span text:style-name="T23">Anotador</text:span><text:span text:style-name="T16">, Atención al cliente</text:span></text:p>
      <text:p text:style-name="P85"><text:span text:style-name="T12">Descripción: </text:span><text:span text:style-name="T16">El </text:span><text:span text:style-name="T23">Súper usuario</text:span><text:span text:style-name="T16"> del sistema tendrá acceso a todos los apartados que este presenta, de manera tal que, podrá realizar cualquier acción disponible dentro del sistema</text:span><text:span text:style-name="T12">. </text:span><text:span text:style-name="T16">Algunas de las acciones que podrá realizar serian, la creación de usuarios, ingreso de datos de los medidores, extracción de los datos de los medidores.</text:span></text:p>
      <text:p text:style-name="P27"/>
      <text:p text:style-name="P78"><text:span text:style-name="T13">00</text:span><text:span text:style-name="T16">2</text:span><text:span text:style-name="T13">: </text:span><text:span text:style-name="T23">Anotador</text:span></text:p>
      <text:p text:style-name="P19">Versión: 001 (xx/xx/xxxx)</text:p>
      <text:p text:style-name="P78"><text:span text:style-name="T12">D</text:span><text:span text:style-name="T14">ependencia: </text:span><text:span text:style-name="T23">Anotador</text:span></text:p>
      <text:p text:style-name="P78"><text:span text:style-name="T12">Descripción: </text:span><text:span text:style-name="T16">Tendrá la capacidad de ingresar los datos de los medidores de agua en el aplicativo.</text:span></text:p>
      <text:p text:style-name="P27"/>
      <text:p text:style-name="P78"><text:span text:style-name="T13">00</text:span><text:span text:style-name="T16">3</text:span><text:span text:style-name="T13">: </text:span><text:span text:style-name="T16">Atención al cliente</text:span></text:p>
      <text:p text:style-name="P19">Versión: 001 (xx/xx/xxxx)</text:p>
      <text:p text:style-name="P78"><text:span text:style-name="T12">D</text:span><text:span text:style-name="T14">ependencia: </text:span><text:span text:style-name="T16">Atención al cliente</text:span></text:p>
      <text:p text:style-name="P78"><text:span text:style-name="T12">Descripción: </text:span><text:span text:style-name="T16">Podrá extraer la información registrada en el sistema para brindarla a los clientes de una manera fácil y sencilla.</text:span></text:p>
      <text:p text:style-name="P17"/>
      <text:p text:style-name="P51">4.2.2. Descripción de procesos de negocio a implantar</text:p>
      <text:p text:style-name="P51"/>
      <text:p text:style-name="P28">La junta de riego Belisario Quevedo obtendrá una mejoría considerable al poder digitalizar la información de los clientes y medidores, además de poder consultar información rápidamente sobre el monto que debe pagar un cliente. <text:span text:style-name="T64">Esto solventará uno de los inconvenientes que presenta el negocio, y facilitará algunas de las labores que deben realizar los empleados.</text:span></text:p>
      <text:p text:style-name="P28"/>
      <text:p text:style-name="P29">El sistema web será el principal, pudiendo ser accedido desde cualquier dispositivo, tanto un computador de escritorio como un móvil. Este aplicativo contará con las siguientes funcionalidades, tales como.</text:p>
      <text:p text:style-name="P29"/>
      <text:list xml:id="list3080611564" text:style-name="L4">
        <text:list-item>
          <text:p text:style-name="P89">Registro del cliente</text:p>
        </text:list-item>
        <text:list-item>
          <text:p text:style-name="P89">Consulta de información de los clientes</text:p>
        </text:list-item>
        <text:list-item>
          <text:p text:style-name="P89">Edición de la información de los clientes</text:p>
        </text:list-item>
        <text:list-item>
          <text:p text:style-name="P89">Eliminación de los clientes</text:p>
        </text:list-item>
        <text:list-item>
          <text:p text:style-name="P89">Creación de un medidor para el cliente</text:p>
        </text:list-item>
        <text:list-item>
          <text:p text:style-name="P89">Editar la información del medidor para el cliente</text:p>
        </text:list-item>
        <text:list-item>
          <text:p text:style-name="P89">Eliminar la información del medidor</text:p>
        </text:list-item>
        <text:list-item>
          <text:p text:style-name="P89">Calcular el montón a pagar basado en las lecturas capturadas</text:p>
        </text:list-item>
        <text:list-item>
          <text:p text:style-name="P89">Creación de usuarios</text:p>
        </text:list-item>
        <text:list-item>
          <text:p text:style-name="P89">Edición de usuarios</text:p>
        </text:list-item>
        <text:list-item>
          <text:p text:style-name="P89">Eliminación de usuarios</text:p>
        </text:list-item>
      </text:list>
      <text:p text:style-name="P29"/>
      <text:p text:style-name="P29">Estas son la totalidad de las características que poseerá el sistema en su versión web, dotando de esta manera de funcionalidades que mejorarán algunos de los procesos administrativos que utiliza la empresa.</text:p>
      <text:p text:style-name="P29"/>
      <text:p text:style-name="P79"><text:span text:style-name="T4">El sistema móvil es una versión simplificada del </text:span><text:span text:style-name="T17">aplicativo</text:span><text:span text:style-name="T4"> web, </text:span><text:span text:style-name="T17">en el cual podremos encontrar la siguiente funcionalidad.</text:span></text:p>
      <text:p text:style-name="P37"/>
      <text:list xml:id="list2351816669" text:style-name="L5">
        <text:list-item>
          <text:p text:style-name="P90">Ingreso de información del medidor</text:p>
        </text:list-item>
      </text:list>
      <text:p text:style-name="P38"/>
      <text:p text:style-name="P38"><text:soft-page-break/>Ambos sistemas contarán con un apartado de ingreso, en donde se deberá colocar el usuario y la contraseña para poder ingresar. Además, existirán 3 tipos de usuarios los cuales son.</text:p>
      <text:p text:style-name="P38"/>
      <text:list xml:id="list3957056244" text:style-name="L6">
        <text:list-item>
          <text:p text:style-name="P91">Súper usuario</text:p>
        </text:list-item>
        <text:list-item>
          <text:p text:style-name="P91">Anotador</text:p>
        </text:list-item>
        <text:list-item>
          <text:p text:style-name="P91">Administrativo</text:p>
        </text:list-item>
      </text:list>
      <text:p text:style-name="P38"/>
      <text:p text:style-name="P80"><text:span text:style-name="T4">Teniendo restringida ciertas áreas en función del tipo de usuarios que sean al momento de ingresar al sistema, en donde, el </text:span><text:span text:style-name="T44">súper usuario</text:span><text:span text:style-name="T4"> tendrá acceso a todas las funcionalidades descritas anteriormente. El usuario </text:span><text:span text:style-name="T44">anotador</text:span><text:span text:style-name="T4">, tendrá acceso a todos los apartados exceptuando el de usuarios, y por último, el usuario </text:span><text:span text:style-name="T44">administrativo</text:span><text:span text:style-name="T4">, solo tendrá acceso a el apartado de clientes.</text:span></text:p>
      <text:p text:style-name="P38"/>
      <text:p text:style-name="P30">Cada una de las funcionalidades que han sido mencionadas, se implantarán por medio de diferentes apartados visuales para un mejor reconocimiento de la información.</text:p>
      <text:p text:style-name="P38"/>
      <text:p text:style-name="P30">Los procesos descritos anteriormente son los que se estiman permitan tener una mejoría al negocio y dar solución a los inconvenientes que están afrontando como empresa.</text:p>
      <text:p text:style-name="P30"/>
      <text:p text:style-name="P52">5. Perspectiva del producto</text:p>
      <text:p text:style-name="P52"/>
      <text:p text:style-name="P30">Los sistemas serán usados por “La junta de riego Belisario Quevedo” con la finalidad digitalizar la información obtenida tanto de los medidores, como de los clientes, permitiendo llevar un registro fidedigno e integro de la información. Se plantea esta solución debido a que podrán hacer uso de la información rápidamente, de forma segura y sin temor a ambigüedad en los datos que posea el aplicativo.</text:p>
      <text:p text:style-name="P30"/>
      <text:p text:style-name="P30">El sistema web les permitirá hacer uso de este aplicativo en las oficinas, para brindar con mayor facilidad la información a los clientes, ahorrando tiempo de búsqueda de información y satisfaciendo correctamente las necesidades del cliente presente en las oficinas.</text:p>
      <text:p text:style-name="P30"/>
      <text:p text:style-name="P30">La web también permitirá manejar la información completa, obteniendo los datos de los medidores de una manera sencilla, y se podrá agregar así mismo, más usuarios para determinar que empleados podrás utilizar el aplicativo.</text:p>
      <text:p text:style-name="P30"/>
      <text:p text:style-name="P31">El sistema móvil está diseñado con la intención de facilitar la labor que realizan los <text:span text:style-name="T53">anotadores</text:span> al ir casa por casa colocando la información de los medidores. Con esto, la información ingresada se reduce a dos campos, mientras que el resto de estos son modificados y calculados automáticamente, disminuyendo de esta manera la carga de trabajo del <text:span text:style-name="T53">anotador</text:span> y permitiéndole hacer de una manera más sencilla su labor.</text:p>
      <text:p text:style-name="P31"/>
      <text:p text:style-name="P53">5.1. El beneficio que ofrece el producto</text:p>
      <text:p text:style-name="P53"/>
      <text:p text:style-name="P31">Los beneficios que proporcionarán ambos sistemas en conjuntos son variados, y a continuación se presentarán.</text:p>
      <text:p text:style-name="P31"/>
      <text:list xml:id="list1409407463" text:style-name="L7">
        <text:list-item>
          <text:p text:style-name="P92"><text:span text:style-name="T65">G</text:span>arantiza la integridad de la información.</text:p>
        </text:list-item>
        <text:list-item>
          <text:p text:style-name="P92"><text:span text:style-name="T65">G</text:span>arantizar la seguridad de la información.</text:p>
        </text:list-item>
        <text:list-item>
          <text:p text:style-name="P93">Evita la perdida de información.</text:p>
        </text:list-item>
        <text:list-item>
          <text:p text:style-name="P93">Ayuda a gestionar más fácilmente la información.</text:p>
        </text:list-item>
        <text:list-item>
          <text:p text:style-name="P92"><text:span text:style-name="T65">A</text:span>utomatiza procesos administrativos.</text:p>
        </text:list-item>
        <text:list-item>
          <text:p text:style-name="P93">Facilita la labor de los <text:span text:style-name="T53">anotadores.</text:span></text:p>
        </text:list-item>
        <text:list-item>
          <text:p text:style-name="P93">Facilita la búsqueda de información.</text:p>
        </text:list-item>
        <text:list-item>
          <text:p text:style-name="P93"><text:soft-page-break/>Mejora la experiencia para los clientes</text:p>
        </text:list-item>
        <text:list-item>
          <text:p text:style-name="P93">Puede aumentar la productividad de los empleados al facilitar algunas actividades</text:p>
        </text:list-item>
      </text:list>
      <text:p text:style-name="P47"/>
      <text:p text:style-name="P54">5.2. Restricciones</text:p>
      <text:p text:style-name="P54"/>
      <text:p text:style-name="P32">El sistema presentara varias restricciones para asegurar su eficiencia tales como lo son.</text:p>
      <text:p text:style-name="P32"/>
      <text:list xml:id="list2566915993" text:style-name="L8">
        <text:list-item>
          <text:p text:style-name="P94">Los sistema debe contar con un tipo de encriptación para la seguridad de los datos.</text:p>
        </text:list-item>
        <text:list-item>
          <text:p text:style-name="P94">El sistema web deberá usar el estándar HTTPS para asegurar su confiabilidad.</text:p>
        </text:list-item>
        <text:list-item>
          <text:p text:style-name="P94">Para poder usar los sistemas se debe tener acceso a internet.</text:p>
        </text:list-item>
        <text:list-item>
          <text:p text:style-name="P94">El sistema web debe estar en un servidor que gestione varios procesos al mismo tiempo.</text:p>
        </text:list-item>
        <text:list-item>
          <text:p text:style-name="P94">El sistema deberá tener un dominio con el nombre relación a la institución.</text:p>
        </text:list-item>
      </text:list>
      <text:p text:style-name="P32"/>
      <text:p text:style-name="P54">5.2.1. Restricciones de diseño</text:p>
      <text:p text:style-name="P54"/>
      <text:p text:style-name="P32">Para el diseño de la GUI se tendrán en cuenta algunas restricciones tales como lo son.</text:p>
      <text:p text:style-name="P32"/>
      <text:list xml:id="list3227573174" text:style-name="L9">
        <text:list-item>
          <text:p text:style-name="P95">La interfaz debe estar desarrollada de manera que el usuario pueda entenderla fácilmente.</text:p>
        </text:list-item>
        <text:list-item>
          <text:p text:style-name="P96">La GUI debe ser responsiva.</text:p>
        </text:list-item>
        <text:list-item>
          <text:p text:style-name="P96">Debe tener un menú que facilite la navegación.</text:p>
        </text:list-item>
        <text:list-item>
          <text:p text:style-name="P96">Debe ser estéticamente agradable.</text:p>
        </text:list-item>
        <text:list-item>
          <text:p text:style-name="P96">Los formularios deben ser intuitivos en cuanto a su uso.</text:p>
        </text:list-item>
      </text:list>
      <text:p text:style-name="P33"/>
      <text:p text:style-name="P55">5.3. Suposiciones y dependencia</text:p>
      <text:p text:style-name="P55"/>
      <text:p text:style-name="P33">Los aplicativos, tanto móvil como web, deben poder ser accesibles en cualquier momento y lugar, siempre y cuando se cuente con conexión a internet estable, debido a que es la velocidad del internet la que determinará la velocidad con la que los aplicativos trabajaran.</text:p>
      <text:p text:style-name="P33"/>
      <text:p text:style-name="P33">Se debe poder ingresar al aplicativo web desde cualquier dispositivo, sea un computador de escritorio, como un celular móvil.</text:p>
      <text:p text:style-name="P33"/>
      <text:p text:style-name="P33">Las cuentas de los usuarios que se hayan creado serán personales e intransferibles para evitar suplantaciones de identidad y garantizar la seguridad de los aplicativos.</text:p>
      <text:p text:style-name="P33"/>
      <text:p text:style-name="P33">La información que manejarán los aplicativos deberá estar disponible en todo momento para poder ser consultada.</text:p>
      <text:p text:style-name="P33"/>
      <text:p text:style-name="P55">5.4. Requerimientos a futuro</text:p>
      <text:p text:style-name="P55"/>
      <text:p text:style-name="P33">El ciclo de vida que presenta cada sistema tiene un momento en el cual, si no se realizan actualizaciones, entonces el sistema termina por volverse obsoleto, por lo tanto, se ha considerado esto en el desarrollo de los aplicativos, por lo tanto, los sistemas están hechos de manera tal que puedan ser modificados con facilidad, de esta manera podrán obtener nuevas funcionalidades tales como lo serían las siguientes.</text:p>
      <text:p text:style-name="P33"/>
      <text:list xml:id="list1384428856" text:style-name="L10">
        <text:list-item>
          <text:p text:style-name="P97">Permitir guardar archivos .doc, .docx, .pdf, .xls, .xlsx, .png, .jpg</text:p>
        </text:list-item>
        <text:list-item>
          <text:p text:style-name="P97">Incorporar un apartado para los clientes que les permita consultar la información</text:p>
        </text:list-item>
        <text:list-item>
          <text:p text:style-name="P97">Incorporar un apartado para que los clientes presenten solicitudes o sugerencias fácil y rápidamente.</text:p>
        </text:list-item>
        <text:list-item>
          <text:p text:style-name="P97">Incorporación de gráficas informativas.</text:p>
        </text:list-item>
      </text:list>
      <text:p text:style-name="P56">5.5. Atributos del sistema</text:p>
      <text:p text:style-name="P56"><text:soft-page-break/></text:p>
      <text:p text:style-name="P34">Para el desarrollo del sistema se deben tener en cuenta los siguientes atributos.</text:p>
      <text:p text:style-name="P34"/>
      <text:list xml:id="list2439106424" text:style-name="L11">
        <text:list-item>
          <text:p text:style-name="P98">Los sistemas podrás ser utilizados desde cualquier lugar en el que se encuentre el usuario.</text:p>
        </text:list-item>
        <text:list-item>
          <text:p text:style-name="P98">Deberá garantizar la seguridad y privacidad de la información.</text:p>
        </text:list-item>
        <text:list-item>
          <text:p text:style-name="P98">Las interfaces deben ser estéticas.</text:p>
        </text:list-item>
        <text:list-item>
          <text:p text:style-name="P98">Deberá tener un buen flujo de datos.</text:p>
        </text:list-item>
        <text:list-item>
          <text:p text:style-name="P98">Deberá contar con encriptamiento de las contraseñas para dotarle de robustez y seguridad.</text:p>
        </text:list-item>
      </text:list>
      <text:p text:style-name="P34"/>
      <text:p text:style-name="P56">6. Catálogo de requisitos del sistema a desarrollar</text:p>
      <text:p text:style-name="P56"/>
      <text:p text:style-name="P34">En este apartado se presentarán los requisitos tanto funcionales como no funcionales que se han formulado para el correcto desarrollo de los aplicativos.</text:p>
      <text:p text:style-name="P47"/>
      <text:p text:style-name="P56">6.1. Requerimientos funcionales</text:p>
      <text:p text:style-name="P56"/>
      <text:p text:style-name="P34"><text:span text:style-name="T66">RF001:</text:span> Autentificación.</text:p>
      <text:p text:style-name="P34"><text:span text:style-name="T66">Versión:</text:span> 001(xx-xx-xxxx)</text:p>
      <text:p text:style-name="P34"><text:span text:style-name="T66">Propósito:</text:span> Verificar si el usuario es el correcto, para que de esta manera pueda ingresar al sistema, o se le rechace el ingreso.</text:p>
      <text:p text:style-name="P34"><text:span text:style-name="T66">Descripción:</text:span> El sistema debe permitir ingresar un <text:span text:style-name="T53">usuario </text:span>y una <text:span text:style-name="T53">contraseña</text:span> las cuales serán comparadas con la información existente en la base de datos, y si el resultado de esta comparación de datos es correcta, entonces se permitirá el acceso al sistema, en caso contrario, será rechazada la admisión al mismo.</text:p>
      <text:p text:style-name="P34"><text:span text:style-name="T66">Importancia:</text:span> Alta para todos los actores del sistema</text:p>
      <text:p text:style-name="P34"><text:span text:style-name="T66">Prioridad:</text:span> Alta</text:p>
      <text:p text:style-name="P34"/>
      <text:p text:style-name="P81"><text:span text:style-name="T38">RF002:</text:span><text:span text:style-name="T18"> Consulta de información.</text:span></text:p>
      <text:p text:style-name="P34"><text:span text:style-name="T66">Versión:</text:span> 001(xx-xx-xxxx)</text:p>
      <text:p text:style-name="P34"><text:span text:style-name="T66">Propósito:</text:span> Permitir obtener la información relevante de un cliente al ingresar su cédula en el sistema.</text:p>
      <text:p text:style-name="P34"><text:span text:style-name="T66">Descripción:</text:span> El sistema debe permitir ingresar la cédula de un cliente, y bajo este parámetro, obtener la información más importante de un cliente.</text:p>
      <text:p text:style-name="P34"><text:span text:style-name="T66">Importancia:</text:span> Alta para todos los actores del sistema</text:p>
      <text:p text:style-name="P34"><text:span text:style-name="T66">Prioridad:</text:span> Alta</text:p>
      <text:p text:style-name="P34"/>
      <text:p text:style-name="P62"><text:span text:style-name="T57">RF003:</text:span><text:span text:style-name="T58"> Gestión de cli</text:span><text:span text:style-name="T59">e</text:span><text:span text:style-name="T58">ntes.</text:span></text:p>
      <text:p text:style-name="P34"><text:span text:style-name="T66">Versión:</text:span> 001(xx-xx-xxxx)</text:p>
      <text:p text:style-name="P81"><text:span text:style-name="T38">Propósito:</text:span><text:span text:style-name="T18"> Permitir crear, editar, listar y eliminar a los clientes.</text:span></text:p>
      <text:p text:style-name="P34"><text:span text:style-name="T66">Descripción:</text:span> El sistema debe permitir la creación de un cliente, a la par que debe mostrar sus datos, <text:span text:style-name="T67">posibilitar la edición de la información, y por último, eliminar al cliente.</text:span></text:p>
      <text:p text:style-name="P62"><text:span text:style-name="T66">Importancia:</text:span> Alta para todos los actores del sistema</text:p>
      <text:p text:style-name="P34"><text:span text:style-name="T66">Prioridad:</text:span> Alta</text:p>
      <text:p text:style-name="P34"/>
      <text:p text:style-name="P82"><text:span text:style-name="T38">RF00</text:span><text:span text:style-name="T39">4</text:span><text:span text:style-name="T38">:</text:span><text:span text:style-name="T18"> Gestión de </text:span><text:span text:style-name="T19">medidores</text:span><text:span text:style-name="T18">.</text:span></text:p>
      <text:p text:style-name="P35"><text:span text:style-name="T66">Versión:</text:span> 001(xx-xx-xxxx)</text:p>
      <text:p text:style-name="P82"><text:span text:style-name="T38">Propósito:</text:span><text:span text:style-name="T18"> Permitir crear, editar, listar y eliminar a los </text:span><text:span text:style-name="T19">medidores</text:span><text:span text:style-name="T18">.</text:span></text:p>
      <text:p text:style-name="P82"><text:span text:style-name="T38">Descripción:</text:span><text:span text:style-name="T18"> El sistema debe permitir la creación de un </text:span><text:span text:style-name="T19">medidor relacionado a un cliente</text:span><text:span text:style-name="T18">, a la par que debe mostrar sus datos, </text:span><text:span text:style-name="T19">posibilitar la edición de la información, y por último, eliminar al medidor.</text:span></text:p>
      <text:p text:style-name="P82"><text:span text:style-name="T48">Importancia:</text:span><text:span text:style-name="T1"> Alta para </text:span><text:span text:style-name="T49">los anotadores y súper usuarios.</text:span></text:p>
      <text:p text:style-name="P35"><text:span text:style-name="T66">Prioridad:</text:span> Alta</text:p>
      <text:p text:style-name="P35"><text:soft-page-break/></text:p>
      <text:p text:style-name="P82"><text:span text:style-name="T38">RF00</text:span><text:span text:style-name="T39">5</text:span><text:span text:style-name="T38">:</text:span><text:span text:style-name="T18"> Gestión de </text:span><text:span text:style-name="T19">usuarios</text:span><text:span text:style-name="T18">.</text:span></text:p>
      <text:p text:style-name="P35"><text:span text:style-name="T66">Versión:</text:span> 001(xx-xx-xxxx)</text:p>
      <text:p text:style-name="P82"><text:span text:style-name="T38">Propósito:</text:span><text:span text:style-name="T18"> Permitir crear, editar, listar y eliminar a los </text:span><text:span text:style-name="T19">usuarios</text:span><text:span text:style-name="T18">.</text:span></text:p>
      <text:p text:style-name="P82"><text:span text:style-name="T38">Descripción:</text:span><text:span text:style-name="T18"> El sistema debe permitir la creación de un </text:span><text:span text:style-name="T19">usuario</text:span><text:span text:style-name="T18">, a la par que debe mostrar sus datos, </text:span><text:span text:style-name="T19">posibilitar la edición de la información, y por último, eliminar al usuario.</text:span></text:p>
      <text:p text:style-name="P82"><text:span text:style-name="T48">Importancia:</text:span><text:span text:style-name="T1"> Alta para </text:span><text:span text:style-name="T49">los súper usuarios.</text:span></text:p>
      <text:p text:style-name="P35"><text:span text:style-name="T66">Prioridad:</text:span> Alta</text:p>
      <text:p text:style-name="P35"/>
      <text:p text:style-name="P82"><text:span text:style-name="T38">RF00</text:span><text:span text:style-name="T39">6</text:span><text:span text:style-name="T38">:</text:span><text:span text:style-name="T18"> </text:span><text:span text:style-name="T19">Encriptamiento de contraseña</text:span><text:span text:style-name="T18">.</text:span></text:p>
      <text:p text:style-name="P35"><text:span text:style-name="T66">Versión:</text:span> 001(xx-xx-xxxx)</text:p>
      <text:p text:style-name="P82"><text:span text:style-name="T38">Propósito:</text:span><text:span text:style-name="T18"> </text:span><text:span text:style-name="T19">Al ser creado un usuario debe encriptar la contraseña de manera tal que no se pueda saber el contenido de la misma con facilidad</text:span><text:span text:style-name="T18">.</text:span></text:p>
      <text:p text:style-name="P82"><text:span text:style-name="T38">Descripción:</text:span><text:span text:style-name="T18"> El sistema </text:span><text:span text:style-name="T19">en el momento de crear un usuario, obtendrá los valores ingresados como contraseña, y por medio del protocolo de encriptamiento MD5 generará un hash que resguardará la contraseña</text:span><text:span text:style-name="T49">.</text:span></text:p>
      <text:p text:style-name="P35"><text:span text:style-name="T66">Prioridad:</text:span> Alta</text:p>
      <text:p text:style-name="P35"/>
      <text:p text:style-name="P82"><text:span text:style-name="T38">RF00</text:span><text:span text:style-name="T39">7</text:span><text:span text:style-name="T38">:</text:span><text:span text:style-name="T18"> </text:span><text:span text:style-name="T19">Calcular el monto a pagar de forma automática</text:span><text:span text:style-name="T18">.</text:span></text:p>
      <text:p text:style-name="P35"><text:span text:style-name="T66">Versión:</text:span> 001(xx-xx-xxxx)</text:p>
      <text:p text:style-name="P82"><text:span text:style-name="T38">Propósito:</text:span><text:span text:style-name="T18"> </text:span><text:span text:style-name="T19">Cuando se ingrese la información de un medidor, en la lectura del mismo, de manera automática debe generarse y guardarse el monto que el cliente tiene que pagar</text:span><text:span text:style-name="T18">.</text:span></text:p>
      <text:p text:style-name="P82"><text:span text:style-name="T38">Descripción:</text:span><text:span text:style-name="T18"> El sistema </text:span><text:span text:style-name="T19">utilizará la siguiente formula para generar el valor que el cliente deberá pagar, </text:span><text:span text:style-name="T20">(lectura nueva – lectura vieja) * 0.31</text:span><text:span text:style-name="T49">.</text:span></text:p>
      <text:p text:style-name="P35"><text:span text:style-name="T66">Prioridad:</text:span> Alta</text:p>
      <text:p text:style-name="P35"/>
      <text:p text:style-name="P57">6.2. Requerimientos no funcionales</text:p>
      <text:p text:style-name="P57"/>
      <text:p text:style-name="P82"><text:span text:style-name="T38">R</text:span><text:span text:style-name="T39">N</text:span><text:span text:style-name="T38">F00</text:span><text:span text:style-name="T39">1</text:span><text:span text:style-name="T38">:</text:span><text:span text:style-name="T18"> </text:span><text:span text:style-name="T19">Seguridad de la información</text:span><text:span text:style-name="T18">.</text:span></text:p>
      <text:p text:style-name="P35"><text:span text:style-name="T66">Versión:</text:span> 001(xx-xx-xxxx)</text:p>
      <text:p text:style-name="P82"><text:span text:style-name="T38">Propósito:</text:span><text:span text:style-name="T18"> </text:span><text:span text:style-name="T19">Dotar de seguridad a los usuarios del sistema al saber que su información está resguardada bajo diversos procesos que posee el sistema</text:span><text:span text:style-name="T18">.</text:span></text:p>
      <text:p text:style-name="P82"><text:span text:style-name="T38">Descripción:</text:span><text:span text:style-name="T18"> </text:span><text:span text:style-name="T19">La información que se guarde en el sistema no debe poder ser accedida por una persona que no tenga un usuario en el sistema</text:span><text:span text:style-name="T49">.</text:span></text:p>
      <text:p text:style-name="P35"><text:span text:style-name="T66">Prioridad:</text:span> Alta</text:p>
      <text:p text:style-name="P47"/>
      <text:p text:style-name="P82"><text:span text:style-name="T38">R</text:span><text:span text:style-name="T39">N</text:span><text:span text:style-name="T38">F00</text:span><text:span text:style-name="T39">2</text:span><text:span text:style-name="T38">:</text:span><text:span text:style-name="T18"> </text:span><text:span text:style-name="T19">Interfaz gráfica</text:span><text:span text:style-name="T18">.</text:span></text:p>
      <text:p text:style-name="P35"><text:span text:style-name="T66">Versión:</text:span> 001(xx-xx-xxxx)</text:p>
      <text:p text:style-name="P82"><text:span text:style-name="T38">Propósito:</text:span><text:span text:style-name="T18"> </text:span><text:span text:style-name="T19">La interfaz debe estar diseñada para evitar la mayor cantidad de errores posibles</text:span><text:span text:style-name="T18">.</text:span></text:p>
      <text:p text:style-name="P82"><text:span text:style-name="T38">Descripción:</text:span><text:span text:style-name="T18"> </text:span><text:span text:style-name="T19">La GUI que posea el sistema debe estar formulada de tal manera que evite que se tengan inconvenientes o errores, disminuyendo la posibilidad de estos</text:span><text:span text:style-name="T49">.</text:span></text:p>
      <text:p text:style-name="P82"><text:span text:style-name="T38">Prioridad:</text:span><text:span text:style-name="T18"> </text:span><text:span text:style-name="T19">Media</text:span></text:p>
      <text:p text:style-name="P35"/>
      <text:p text:style-name="P82"><text:span text:style-name="T38">R</text:span><text:span text:style-name="T39">N</text:span><text:span text:style-name="T38">F00</text:span><text:span text:style-name="T39">3</text:span><text:span text:style-name="T38">:</text:span><text:span text:style-name="T18"> </text:span><text:span text:style-name="T19">Usabilidad</text:span><text:span text:style-name="T18">.</text:span></text:p>
      <text:p text:style-name="P35"><text:span text:style-name="T66">Versión:</text:span> 001(xx-xx-xxxx)</text:p>
      <text:p text:style-name="P82"><text:span text:style-name="T38">Propósito:</text:span><text:span text:style-name="T18"> </text:span><text:span text:style-name="T19">La GUI debe ser intuitiva y sencilla</text:span><text:span text:style-name="T18">.</text:span></text:p>
      <text:p text:style-name="P82"><text:span text:style-name="T38">Descripción:</text:span><text:span text:style-name="T18"> </text:span><text:span text:style-name="T19">La GUI debe ser sumamente sencilla e intuitiva para que se pueda comprender si una explicación larga como funciona el sistema</text:span><text:span text:style-name="T49">.</text:span></text:p>
      <text:p text:style-name="P82"><text:span text:style-name="T38">Prioridad:</text:span><text:span text:style-name="T18"> </text:span><text:span text:style-name="T19">Media</text:span></text:p>
      <text:p text:style-name="P39"/>
      <text:p text:style-name="P82"><text:span text:style-name="T38">R</text:span><text:span text:style-name="T39">N</text:span><text:span text:style-name="T38">F00</text:span><text:span text:style-name="T39">4</text:span><text:span text:style-name="T38">:</text:span><text:span text:style-name="T18"> </text:span><text:span text:style-name="T19">Eficiencia</text:span><text:span text:style-name="T18">.</text:span></text:p>
      <text:p text:style-name="P35"><text:span text:style-name="T66">Versión:</text:span> 001(xx-xx-xxxx)</text:p>
      <text:p text:style-name="P82"><text:soft-page-break/><text:span text:style-name="T38">Propósito:</text:span><text:span text:style-name="T18"> </text:span><text:span text:style-name="T19">El sistema debe ser lo más eficiente posible, permitiendo una funcionalidad correcta</text:span><text:span text:style-name="T18">.</text:span></text:p>
      <text:p text:style-name="P82"><text:span text:style-name="T38">Descripción:</text:span><text:span text:style-name="T18"> </text:span><text:span text:style-name="T19">El sistema debe poder realizar las funcionalidades de gestión de la información de una manera adecuada y veloz, permitiendo así que el aplicativo sea eficiente</text:span><text:span text:style-name="T49">.</text:span></text:p>
      <text:p text:style-name="P82"><text:span text:style-name="T38">Prioridad:</text:span><text:span text:style-name="T18"> </text:span><text:span text:style-name="T19">Media</text:span></text:p>
      <text:p text:style-name="P39"/>
      <text:p text:style-name="P83"><text:span text:style-name="T38">R</text:span><text:span text:style-name="T39">N</text:span><text:span text:style-name="T38">F00</text:span><text:span text:style-name="T40">5</text:span><text:span text:style-name="T38">:</text:span><text:span text:style-name="T18"> </text:span><text:span text:style-name="T21">Escalabilidad</text:span><text:span text:style-name="T18">.</text:span></text:p>
      <text:p text:style-name="P36"><text:span text:style-name="T66">Versión:</text:span> 001(xx-xx-xxxx)</text:p>
      <text:p text:style-name="P83"><text:span text:style-name="T38">Propósito:</text:span><text:span text:style-name="T18"> </text:span><text:span text:style-name="T19">El sistema debe </text:span><text:span text:style-name="T21">poder ser mejorable con facilidad</text:span><text:span text:style-name="T18">.</text:span></text:p>
      <text:p text:style-name="P83"><text:span text:style-name="T38">Descripción:</text:span><text:span text:style-name="T18"> </text:span><text:span text:style-name="T19">El sistema debe </text:span><text:span text:style-name="T21">estar construido bajo parámetros que faciliten la escalabilidad del programa, haciendo lo crecer a la par de la necesidades de la empresa</text:span><text:span text:style-name="T49">.</text:span></text:p>
      <text:p text:style-name="P83"><text:span text:style-name="T38">Prioridad:</text:span><text:span text:style-name="T18"> </text:span><text:span text:style-name="T19">Media</text:span></text:p>
      <text:p text:style-name="P40"/>
      <text:p text:style-name="P69"><text:span text:style-name="T34">7. </text:span><text:span text:style-name="T27">Anexos</text:span></text:p>
      <text:p text:style-name="P58"/>
      <text:p text:style-name="P59">8. Metodología de desarrollo</text:p>
      <text:p text:style-name="P58"/>
      <text:p text:style-name="P83"><text:span text:style-name="T41">9</text:span><text:span text:style-name="T40">. Diseño</text:span></text:p>
      <text:p text:style-name="P83"><text:span text:style-name="T40"/></text:p>
      <text:p text:style-name="P100"><text:span text:style-name="T40">D</text:span><text:span text:style-name="T37">iagrama detallados</text:span></text:p>
      <text:p text:style-name="P100"><text:span text:style-name="T37"/></text:p>
      <text:p text:style-name="P100"><text:span text:style-name="T37">Titulo: </text:span><text:span text:style-name="T4">Autentificación</text:span></text:p>
      <text:p text:style-name="P100"><text:span text:style-name="T37">N.º C.U.: <text:s/></text:span><text:span text:style-name="T4">01</text:span></text:p>
      <text:p text:style-name="P100"><text:span text:style-name="T37">Descripción: </text:span><text:span text:style-name="T68">El caso de uso permite ingresar un </text:span><text:span text:style-name="T72">usuario </text:span><text:span text:style-name="T68">y una </text:span><text:span text:style-name="T72">contraseña</text:span><text:span text:style-name="T68"> las cuales serán comparadas con la información existente en la base de datos, y si el resultado de esta comparación de datos es correcto, entonces se permitirá el acceso al sistema, en caso contrario, será rechazada la admisión al mismo.</text:span></text:p>
      <text:p text:style-name="P100"><text:span text:style-name="T37">Actores: </text:span><text:span text:style-name="T4">Todos los actores del sistema</text:span></text:p>
      <text:p text:style-name="P100"><text:span text:style-name="T37">Precondición: </text:span><text:span text:style-name="T4">Tener un usuario en el sistema</text:span></text:p>
      <text:p text:style-name="P100"><text:span text:style-name="T37">Flujo principal: </text:span></text:p>
      <text:p text:style-name="P100"><text:span text:style-name="T4">1.- Ingresar la información correspondiente en la casilla de usuario</text:span></text:p>
      <text:p text:style-name="P103"><text:span text:style-name="T24">2.- Ingresar la información correspondiente en la casilla de contraseñas</text:span></text:p>
      <text:p text:style-name="P100"><text:span text:style-name="T4">3.- Presionar el botón de ingreso</text:span></text:p>
      <text:p text:style-name="P100"><text:span text:style-name="T4">4.- Ingresar al sistema</text:span></text:p>
      <text:p text:style-name="P100"><text:span text:style-name="T37">Flujo alterno:</text:span></text:p>
      <text:p text:style-name="P104"><text:span text:style-name="T27">5.- Se mantiene la estadía en el apartado de ingreso</text:span></text:p>
      <text:p text:style-name="P100"><text:span text:style-name="T37">Post condición: </text:span><text:span text:style-name="T4">Ninguna.</text:span></text:p>
      <text:p text:style-name="P100"><text:span text:style-name="T37"/></text:p>
      <text:p text:style-name="P103"><text:span text:style-name="T42">Titulo: </text:span><text:span text:style-name="T24">Consulta de información</text:span></text:p>
      <text:p text:style-name="P100"><text:span text:style-name="T37">N.º C.U.: <text:s/></text:span><text:span text:style-name="T4">02</text:span></text:p>
      <text:p text:style-name="P100"><text:span text:style-name="T37">Descripción: </text:span><text:span text:style-name="T68">El caso de uso p</text:span><text:span text:style-name="T71">ermitir obtener la información relevante de un cliente al ingresar su cédula en el sistema.</text:span></text:p>
      <text:p text:style-name="P100"><text:span text:style-name="T37">Actores: </text:span><text:span text:style-name="T4">Todos los actores del sistema</text:span></text:p>
      <text:p text:style-name="P100"><text:span text:style-name="T37">Precondición: </text:span></text:p>
      <text:p text:style-name="P100"><text:span text:style-name="T4">1.-</text:span><text:span text:style-name="T37"> </text:span><text:span text:style-name="T4">Tener un usuario en el sistema</text:span></text:p>
      <text:p text:style-name="P100"><text:span text:style-name="T4">2.- Haber accedido al sistema</text:span></text:p>
      <text:p text:style-name="P100"><text:span text:style-name="T37">Flujo principal: </text:span></text:p>
      <text:p text:style-name="P103"><text:span text:style-name="T24">1.- Ingresar la cédula en la casilla correspondiente.</text:span></text:p>
      <text:p text:style-name="P100"><text:span text:style-name="T4">2.- Presionar el botón de ingreso</text:span></text:p>
      <text:p text:style-name="P103"><text:span text:style-name="T24">3.- Se mostrará la información</text:span></text:p>
      <text:p text:style-name="P100"><text:span text:style-name="T37">Flujo alterno:</text:span></text:p>
      <text:p text:style-name="P103"><text:span text:style-name="T24">4.- No se mostrará la información</text:span></text:p>
      <text:p text:style-name="P100"><text:span text:style-name="T37">Post condición: </text:span><text:span text:style-name="T4">Ninguna.</text:span></text:p>
      <text:p text:style-name="P103"><text:soft-page-break/><text:span text:style-name="T42">Titulo: </text:span><text:span text:style-name="T24">Gestión de clientes</text:span></text:p>
      <text:p text:style-name="P100"><text:span text:style-name="T37">N.º C.U.: <text:s/></text:span><text:span text:style-name="T4">03</text:span></text:p>
      <text:p text:style-name="P103"><text:span text:style-name="T42">Descripción: </text:span><text:span text:style-name="T24">Este caso de uso p</text:span><text:span text:style-name="T69">ermite crear, editar, listar y eliminar a los clientes</text:span></text:p>
      <text:p text:style-name="P100"><text:span text:style-name="T37">Actores: </text:span><text:span text:style-name="T4">Todos los actores del sistema</text:span></text:p>
      <text:p text:style-name="P100"><text:span text:style-name="T37">Precondición: </text:span></text:p>
      <text:p text:style-name="P100"><text:span text:style-name="T4">1.-</text:span><text:span text:style-name="T37"> </text:span><text:span text:style-name="T4">Tener un usuario en el sistema</text:span></text:p>
      <text:p text:style-name="P100"><text:span text:style-name="T4">2.- Haber accedido al sistema</text:span></text:p>
      <text:p text:style-name="P100"><text:span text:style-name="T37">Flujo principal: </text:span></text:p>
      <text:p text:style-name="P103"><text:span text:style-name="T24">1.- Llenar el formulario de creación</text:span></text:p>
      <text:p text:style-name="P103"><text:span text:style-name="T24">2.- Presionar el botón de creación</text:span></text:p>
      <text:p text:style-name="P103"><text:span text:style-name="T24">3.- Se mostrará la información en la pantalla del módulo</text:span></text:p>
      <text:p text:style-name="P100"><text:span text:style-name="T37">Flujo alterno </text:span><text:span text:style-name="T43">1</text:span><text:span text:style-name="T37">:</text:span></text:p>
      <text:p text:style-name="P103"><text:span text:style-name="T24">4.- Llenar el formulario de edición</text:span></text:p>
      <text:p text:style-name="P105"><text:span text:style-name="T25">5</text:span><text:span text:style-name="T24">.- Presionar el botón de creación</text:span></text:p>
      <text:p text:style-name="P105"><text:span text:style-name="T25">6</text:span><text:span text:style-name="T24">.- Se mostrará la información en la pantalla del módulo</text:span></text:p>
      <text:p text:style-name="P106"><text:span text:style-name="T35">F</text:span><text:span text:style-name="T27">lujo alterno 2:</text:span><text:span text:style-name="T4"> </text:span></text:p>
      <text:p text:style-name="P106"><text:span text:style-name="T27">7.- </text:span><text:span text:style-name="T4">Presionar el botón de eliminar</text:span></text:p>
      <text:p text:style-name="P105"><text:span text:style-name="T25">8.- Se mostrará la información en la pantalla del módulo exceptuando la eliminada</text:span></text:p>
      <text:p text:style-name="P106"><text:span text:style-name="T35">F</text:span><text:span text:style-name="T27">lujo alterno 3:</text:span><text:span text:style-name="T4"> </text:span></text:p>
      <text:p text:style-name="P105"><text:span text:style-name="T43">9.- </text:span><text:span text:style-name="T25">Presionar el botón de listar</text:span></text:p>
      <text:p text:style-name="P105"><text:span text:style-name="T25">10.- Se mostrará la información en la pantalla del módulo</text:span></text:p>
      <text:p text:style-name="P100"><text:span text:style-name="T37">Post condición: </text:span><text:span text:style-name="T4">Ninguna.</text:span></text:p>
      <text:p text:style-name="P100"><text:span text:style-name="T4"/></text:p>
      <text:p text:style-name="P105"><text:span text:style-name="T42">Titulo: </text:span><text:span text:style-name="T24">Gestión de </text:span><text:span text:style-name="T25">medidores</text:span></text:p>
      <text:p text:style-name="P101"><text:span text:style-name="T37">N.º C.U.: <text:s/></text:span><text:span text:style-name="T4">0</text:span><text:span text:style-name="T25">4</text:span></text:p>
      <text:p text:style-name="P105"><text:span text:style-name="T42">Descripción: </text:span><text:span text:style-name="T24">Este caso de uso p</text:span><text:span text:style-name="T69">ermite crear, editar, listar y eliminar a los </text:span><text:span text:style-name="T70">medidores</text:span></text:p>
      <text:p text:style-name="P105"><text:span text:style-name="T42">Actores: </text:span><text:span text:style-name="T25">Anotadores y súper usuario</text:span></text:p>
      <text:p text:style-name="P101"><text:span text:style-name="T37">Precondición: </text:span></text:p>
      <text:p text:style-name="P101"><text:span text:style-name="T4">1.-</text:span><text:span text:style-name="T37"> </text:span><text:span text:style-name="T4">Tener un usuario en el sistema</text:span></text:p>
      <text:p text:style-name="P101"><text:span text:style-name="T4">2.- Haber accedido al sistema</text:span></text:p>
      <text:p text:style-name="P107"><text:span text:style-name="T4">3.- Tener un rol de anotador o súper usuario</text:span></text:p>
      <text:p text:style-name="P101"><text:span text:style-name="T37">Flujo principal: </text:span></text:p>
      <text:p text:style-name="P105"><text:span text:style-name="T24">1.- Llenar el formulario de creación</text:span></text:p>
      <text:p text:style-name="P105"><text:span text:style-name="T24">2.- Presionar el botón de creación</text:span></text:p>
      <text:p text:style-name="P105"><text:span text:style-name="T24">3.- Se mostrará la información en la pantalla del módulo</text:span></text:p>
      <text:p text:style-name="P101"><text:span text:style-name="T37">Flujo alterno </text:span><text:span text:style-name="T43">1</text:span><text:span text:style-name="T37">:</text:span></text:p>
      <text:p text:style-name="P105"><text:span text:style-name="T24">4.- Llenar el formulario de edición</text:span></text:p>
      <text:p text:style-name="P105"><text:span text:style-name="T25">5</text:span><text:span text:style-name="T24">.- Presionar el botón de creación</text:span></text:p>
      <text:p text:style-name="P105"><text:span text:style-name="T25">6</text:span><text:span text:style-name="T24">.- Se mostrará la información en la pantalla del módulo</text:span></text:p>
      <text:p text:style-name="P106"><text:span text:style-name="T35">F</text:span><text:span text:style-name="T27">lujo alterno 2:</text:span><text:span text:style-name="T4"> </text:span></text:p>
      <text:p text:style-name="P106"><text:span text:style-name="T27">7.- </text:span><text:span text:style-name="T4">Presionar el botón de eliminar</text:span></text:p>
      <text:p text:style-name="P105"><text:span text:style-name="T25">8.- Se mostrará la información en la pantalla del módulo exceptuando la eliminada</text:span></text:p>
      <text:p text:style-name="P106"><text:span text:style-name="T35">F</text:span><text:span text:style-name="T27">lujo alterno 3:</text:span><text:span text:style-name="T4"> </text:span></text:p>
      <text:p text:style-name="P105"><text:span text:style-name="T25">9.-</text:span><text:span text:style-name="T43"> </text:span><text:span text:style-name="T25">Presionar el botón de listar</text:span></text:p>
      <text:p text:style-name="P105"><text:span text:style-name="T25">10.- Se mostrará la información en la pantalla del módulo</text:span></text:p>
      <text:p text:style-name="P101"><text:span text:style-name="T37">Post condición: </text:span><text:span text:style-name="T4">Ninguna.</text:span></text:p>
      <text:p text:style-name="P101"><text:span text:style-name="T4"/></text:p>
      <text:p text:style-name="P105"><text:span text:style-name="T42">Titulo: </text:span><text:span text:style-name="T24">Gestión de </text:span><text:span text:style-name="T25">usuarios</text:span></text:p>
      <text:p text:style-name="P101"><text:span text:style-name="T37">N.º C.U.: <text:s/></text:span><text:span text:style-name="T4">0</text:span><text:span text:style-name="T25">5</text:span></text:p>
      <text:p text:style-name="P105"><text:span text:style-name="T42">Descripción: </text:span><text:span text:style-name="T24">Este caso de uso p</text:span><text:span text:style-name="T69">ermite crear, editar, listar y eliminar a los </text:span><text:span text:style-name="T70">usuarios</text:span></text:p>
      <text:p text:style-name="P101"><text:span text:style-name="T37">Actores: </text:span><text:span text:style-name="T25">Súper usuario</text:span></text:p>
      <text:p text:style-name="P101"><text:span text:style-name="T37">Precondición: </text:span></text:p>
      <text:p text:style-name="P101"><text:soft-page-break/><text:span text:style-name="T4">1.-</text:span><text:span text:style-name="T37"> </text:span><text:span text:style-name="T4">Tener un usuario en el sistema</text:span></text:p>
      <text:p text:style-name="P101"><text:span text:style-name="T4">2.- Haber accedido al sistema</text:span></text:p>
      <text:p text:style-name="P105"><text:span text:style-name="T25">3.- Ser un súper usuario</text:span></text:p>
      <text:p text:style-name="P101"><text:span text:style-name="T37">Flujo principal: </text:span></text:p>
      <text:p text:style-name="P105"><text:span text:style-name="T24">1.- Llenar el formulario de creación</text:span></text:p>
      <text:p text:style-name="P105"><text:span text:style-name="T24">2.- Presionar el botón de creación</text:span></text:p>
      <text:p text:style-name="P105"><text:span text:style-name="T24">3.- Se mostrará la información en la pantalla del módulo</text:span></text:p>
      <text:p text:style-name="P101"><text:span text:style-name="T37">Flujo alterno </text:span><text:span text:style-name="T43">1</text:span><text:span text:style-name="T37">:</text:span></text:p>
      <text:p text:style-name="P105"><text:span text:style-name="T24">4.- Llenar el formulario de edición</text:span></text:p>
      <text:p text:style-name="P105"><text:span text:style-name="T25">5</text:span><text:span text:style-name="T24">.- Presionar el botón de creación</text:span></text:p>
      <text:p text:style-name="P105"><text:span text:style-name="T25">6</text:span><text:span text:style-name="T24">.- Se mostrará la información en la pantalla del módulo</text:span></text:p>
      <text:p text:style-name="P106"><text:span text:style-name="T35">F</text:span><text:span text:style-name="T27">lujo alterno 2:</text:span><text:span text:style-name="T4"> </text:span></text:p>
      <text:p text:style-name="P106"><text:span text:style-name="T27">7.- </text:span><text:span text:style-name="T4">Presionar el botón de eliminar</text:span></text:p>
      <text:p text:style-name="P105"><text:span text:style-name="T25">8.- Se mostrará la información en la pantalla del módulo exceptuando la eliminada</text:span></text:p>
      <text:p text:style-name="P106"><text:span text:style-name="T35">F</text:span><text:span text:style-name="T27">lujo alterno 3:</text:span><text:span text:style-name="T4"> </text:span></text:p>
      <text:p text:style-name="P105"><text:span text:style-name="T25">9.-</text:span><text:span text:style-name="T43"> </text:span><text:span text:style-name="T25">Presionar el botón de listar</text:span></text:p>
      <text:p text:style-name="P105"><text:span text:style-name="T25">10.- Se mostrará la información en la pantalla del módulo</text:span></text:p>
      <text:p text:style-name="P101"><text:span text:style-name="T37">Post condición: </text:span><text:span text:style-name="T4">Ninguna.</text:span></text:p>
      <text:p text:style-name="P101"><text:span text:style-name="T4"/></text:p>
      <text:p text:style-name="P105"><text:span text:style-name="T42">Titulo: </text:span><text:span text:style-name="T25">Encriptamiento de contraseña</text:span></text:p>
      <text:p text:style-name="P101"><text:span text:style-name="T37">N.º C.U.: <text:s/></text:span><text:span text:style-name="T4">0</text:span><text:span text:style-name="T25">6</text:span></text:p>
      <text:p text:style-name="P105"><text:span text:style-name="T42">Descripción: </text:span><text:span text:style-name="T24">Este caso de uso </text:span><text:span text:style-name="T25">hace que</text:span><text:span text:style-name="T70"> ser creado un usuario se encripte la contraseña de manera tal que no se pueda saber el contenido de la misma con facilidad.</text:span></text:p>
      <text:p text:style-name="P105"><text:span text:style-name="T42">Actores: </text:span><text:span text:style-name="T25">Súper usuario</text:span></text:p>
      <text:p text:style-name="P101"><text:span text:style-name="T37">Precondición: </text:span></text:p>
      <text:p text:style-name="P101"><text:span text:style-name="T4">1.-</text:span><text:span text:style-name="T37"> </text:span><text:span text:style-name="T4">Tener un usuario en el sistema</text:span></text:p>
      <text:p text:style-name="P101"><text:span text:style-name="T4">2.- Haber accedido al sistema</text:span></text:p>
      <text:p text:style-name="P105"><text:span text:style-name="T25">3.- Ser un súper usuario</text:span></text:p>
      <text:p text:style-name="P101"><text:span text:style-name="T37">Flujo principal: </text:span></text:p>
      <text:p text:style-name="P105"><text:span text:style-name="T24">1.- Llenar el formulario de creación</text:span></text:p>
      <text:p text:style-name="P105"><text:span text:style-name="T24">2.- Presionar el botón de creación</text:span></text:p>
      <text:p text:style-name="P105"><text:span text:style-name="T25">4</text:span><text:span text:style-name="T24">.- Se </text:span><text:span text:style-name="T25">obtiene el valor de la casilla de contraseña</text:span></text:p>
      <text:p text:style-name="P105"><text:span text:style-name="T25">5</text:span><text:span text:style-name="T24">.- </text:span><text:span text:style-name="T25">Se procesa el valor mediante la función md5</text:span></text:p>
      <text:p text:style-name="P101"><text:span text:style-name="T37">Post condición: </text:span><text:span text:style-name="T4">Ninguna.</text:span></text:p>
      <text:p text:style-name="P101"><text:span text:style-name="T4"/></text:p>
      <text:p text:style-name="P108"><text:span text:style-name="T42">Titulo: </text:span><text:span text:style-name="T25">Encriptamiento de contraseña</text:span></text:p>
      <text:p text:style-name="P102"><text:span text:style-name="T37">N.º C.U.: <text:s/></text:span><text:span text:style-name="T4">0</text:span><text:span text:style-name="T26">7</text:span></text:p>
      <text:p text:style-name="P108"><text:span text:style-name="T42">Descripción: </text:span><text:span text:style-name="T24">Este caso de uso </text:span><text:span text:style-name="T26">aplica la</text:span><text:span text:style-name="T70"> fórmula para generar el valor que el cliente deberá pagar, (lectura nueva – lectura vieja) * 0.31.</text:span></text:p>
      <text:p text:style-name="P108"><text:span text:style-name="T42">Actores: </text:span><text:span text:style-name="T26">Anotador y s</text:span><text:span text:style-name="T25">úper usuario</text:span></text:p>
      <text:p text:style-name="P102"><text:span text:style-name="T37">Precondición: </text:span></text:p>
      <text:p text:style-name="P102"><text:span text:style-name="T4">1.-</text:span><text:span text:style-name="T37"> </text:span><text:span text:style-name="T4">Tener un usuario en el sistema</text:span></text:p>
      <text:p text:style-name="P102"><text:span text:style-name="T4">2.- Haber accedido al sistema</text:span></text:p>
      <text:p text:style-name="P108"><text:span text:style-name="T25">3.- Ser un </text:span><text:span text:style-name="T26">usuario anotador o un </text:span><text:span text:style-name="T25">súper usuario</text:span></text:p>
      <text:p text:style-name="P102"><text:span text:style-name="T37">Flujo principal: </text:span></text:p>
      <text:p text:style-name="P108"><text:span text:style-name="T24">1.- Llenar el formulario</text:span></text:p>
      <text:p text:style-name="P108"><text:span text:style-name="T26">2</text:span><text:span text:style-name="T24">.- Se </text:span><text:span text:style-name="T25">obtiene</text:span><text:span text:style-name="T26">n los valores de las casillas</text:span></text:p>
      <text:p text:style-name="P108"><text:span text:style-name="T26">3</text:span><text:span text:style-name="T24">.- </text:span><text:span text:style-name="T26">Se aplica la formula </text:span><text:span text:style-name="T70">(lectura nueva – lectura vieja) * 0.31.</text:span></text:p>
      <text:p text:style-name="P108"><text:span text:style-name="T26">4</text:span><text:span text:style-name="T24">.- </text:span><text:span text:style-name="T25">Se procesa el valor </text:span><text:span text:style-name="T26">y guarda en una variable</text:span></text:p>
      <text:p text:style-name="P108"><text:span text:style-name="T26">5</text:span><text:span text:style-name="T24">.- </text:span><text:span text:style-name="T25">Se </text:span><text:span text:style-name="T26">coloca el valor en la casilla correspondiente al nuevo valor</text:span></text:p>
      <text:p text:style-name="P102"><text:span text:style-name="T37">Post condición: </text:span><text:span text:style-name="T4">Ningun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edHatText" svg:font-family="RedHatText, Overpass, Overpass,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2T13:55:45.702988939</meta:creation-date>
    <dc:date>2022-07-09T17:06:40.226975397</dc:date>
    <meta:editing-duration>PT21H17M29S</meta:editing-duration>
    <meta:editing-cycles>11</meta:editing-cycles>
    <meta:generator>LibreOffice/6.4.7.2$Linux_X86_64 LibreOffice_project/40$Build-2</meta:generator>
    <meta:document-statistic meta:table-count="0" meta:image-count="0" meta:object-count="0" meta:page-count="14" meta:paragraph-count="395" meta:word-count="5434" meta:character-count="34213" meta:non-whitespace-character-count="29191"/>
  </office:meta>
</office:document-meta>
</file>